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425.48mm" svg:height="236.4mm" svg:x="11.51mm" svg:y="355.65mm">
            <loext:p draw:notify-on-update-of-ranges="data.J2:data.J19 data.K2:data.K19 data.L2:data.L19 data.L2:data.L19 data.J22:data.J39 data.K22:data.K39 data.L22:data.L39 data.L22:data.L39 data.J41:data.J58 data.K41:data.K58 data.L41:data.L58 data.L41:data.L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iffConc</text:p>
          </table:table-cell>
          <table:table-cell table:style-name="Default" office:value-type="string" calcext:value-type="string">
            <text:p>inTop</text:p>
          </table:table-cell>
          <table:table-cell table:style-name="Default"/>
          <table:table-cell table:style-name="Default" office:value-type="string" calcext:value-type="string">
            <text:p>outTop</text:p>
          </table:table-cell>
          <table:table-cell table:style-name="Default"/>
          <table:table-cell table:style-name="Default" office:value-type="string" calcext:value-type="string">
            <text:p>inBot</text:p>
          </table:table-cell>
          <table:table-cell table:style-name="Default"/>
          <table:table-cell table:style-name="Default" office:value-type="string" calcext:value-type="string">
            <text:p>outBot</text:p>
          </table:table-cell>
          <table:table-cell table:style-name="Default"/>
          <table:table-cell/>
          <table:table-cell office:value-type="string" calcext:value-type="string">
            <text:p>netFlow</text:p>
          </table:table-cell>
          <table:table-cell office:value-type="string" calcext:value-type="string">
            <text:p>netErr</text:p>
          </table:table-cell>
        </table:table-row>
        <table:table-row table:style-name="ro1">
          <table:table-cell office:value-type="float" office:value="0.764705882353" calcext:value-type="float">
            <text:p>0.7647058824</text:p>
          </table:table-cell>
          <table:table-cell table:style-name="Default" office:value-type="float" office:value="0.1799208" calcext:value-type="float">
            <text:p>0.1799208</text:p>
          </table:table-cell>
          <table:table-cell table:style-name="Default" office:value-type="float" office:value="0.0005894" calcext:value-type="float">
            <text:p>0.0005894</text:p>
          </table:table-cell>
          <table:table-cell table:style-name="Default" office:value-type="float" office:value="0.09324131" calcext:value-type="float">
            <text:p>0.09324131</text:p>
          </table:table-cell>
          <table:table-cell table:style-name="Default" office:value-type="float" office:value="0.0004243" calcext:value-type="float">
            <text:p>0.0004243</text:p>
          </table:table-cell>
          <table:table-cell table:style-name="Default" office:value-type="float" office:value="0.0940251" calcext:value-type="float">
            <text:p>0.0940251</text:p>
          </table:table-cell>
          <table:table-cell table:style-name="Default" office:value-type="float" office:value="0.000426" calcext:value-type="float">
            <text:p>0.000426</text:p>
          </table:table-cell>
          <table:table-cell table:style-name="Default" office:value-type="float" office:value="0.1792317" calcext:value-type="float">
            <text:p>0.1792317</text:p>
          </table:table-cell>
          <table:table-cell office:value-type="float" office:value="0.0005882" calcext:value-type="float">
            <text:p>5.88E-04</text:p>
          </table:table-cell>
          <table:table-cell table:formula="of:=[.A2]/8" office:value-type="float" office:value="0.095588235294125" calcext:value-type="float">
            <text:p>0.0955882353</text:p>
          </table:table-cell>
          <table:table-cell table:formula="of:=[.B2]+[.H2]-[.D2]-[.F2]" office:value-type="float" office:value="0.17188609" calcext:value-type="float">
            <text:p>0.17188609</text:p>
          </table:table-cell>
          <table:table-cell table:formula="of:=SQRT([.C2]^2+[.E2]^2+[.G2]^2+[.I2]^2)" office:value-type="float" office:value="0.00102707258263474" calcext:value-type="float">
            <text:p>0.0010270726</text:p>
          </table:table-cell>
        </table:table-row>
        <table:table-row table:style-name="ro1">
          <table:table-cell office:value-type="float" office:value="-0.176470588235" calcext:value-type="float">
            <text:p>-0.1764705882</text:p>
          </table:table-cell>
          <table:table-cell table:style-name="Default" office:value-type="float" office:value="0.2337469" calcext:value-type="float">
            <text:p>0.2337469</text:p>
          </table:table-cell>
          <table:table-cell table:style-name="Default" office:value-type="float" office:value="0.0007268" calcext:value-type="float">
            <text:p>0.0007268</text:p>
          </table:table-cell>
          <table:table-cell table:style-name="Default" office:value-type="float" office:value="0.2536271" calcext:value-type="float">
            <text:p>0.2536271</text:p>
          </table:table-cell>
          <table:table-cell table:style-name="Default" office:value-type="float" office:value="0.0007571" calcext:value-type="float">
            <text:p>0.0007571</text:p>
          </table:table-cell>
          <table:table-cell table:style-name="Default" office:value-type="float" office:value="0.2546712" calcext:value-type="float">
            <text:p>0.2546712</text:p>
          </table:table-cell>
          <table:table-cell table:style-name="Default" office:value-type="float" office:value="0.0007586" calcext:value-type="float">
            <text:p>0.0007586</text:p>
          </table:table-cell>
          <table:table-cell table:style-name="Default" office:value-type="float" office:value="0.2348045" calcext:value-type="float">
            <text:p>0.2348045</text:p>
          </table:table-cell>
          <table:table-cell office:value-type="float" office:value="0.0007284" calcext:value-type="float">
            <text:p>7.28E-04</text:p>
          </table:table-cell>
          <table:table-cell table:formula="of:=[.A3]/8" office:value-type="float" office:value="-0.022058823529375" calcext:value-type="float">
            <text:p>-0.0220588235</text:p>
          </table:table-cell>
          <table:table-cell table:formula="of:=[.B3]+[.H3]-[.D3]-[.F3]" office:value-type="float" office:value="-0.0397469" calcext:value-type="float">
            <text:p>-0.0397469</text:p>
          </table:table-cell>
          <table:table-cell table:formula="of:=SQRT([.C3]^2+[.E3]^2+[.G3]^2+[.I3]^2)" office:value-type="float" office:value="0.00148575878594071" calcext:value-type="float">
            <text:p>0.0014857588</text:p>
          </table:table-cell>
        </table:table-row>
        <table:table-row table:style-name="ro1">
          <table:table-cell office:value-type="float" office:value="0.294117647059" calcext:value-type="float">
            <text:p>0.2941176471</text:p>
          </table:table-cell>
          <table:table-cell table:style-name="Default" office:value-type="float" office:value="0.2494404" calcext:value-type="float">
            <text:p>0.2494404</text:p>
          </table:table-cell>
          <table:table-cell table:style-name="Default" office:value-type="float" office:value="0.0007458" calcext:value-type="float">
            <text:p>0.0007458</text:p>
          </table:table-cell>
          <table:table-cell table:style-name="Default" office:value-type="float" office:value="0.2179732" calcext:value-type="float">
            <text:p>0.2179732</text:p>
          </table:table-cell>
          <table:table-cell table:style-name="Default" office:value-type="float" office:value="0.0006971" calcext:value-type="float">
            <text:p>0.0006971</text:p>
          </table:table-cell>
          <table:table-cell table:style-name="Default" office:value-type="float" office:value="0.2178216" calcext:value-type="float">
            <text:p>0.2178216</text:p>
          </table:table-cell>
          <table:table-cell table:style-name="Default" office:value-type="float" office:value="0.0006969" calcext:value-type="float">
            <text:p>0.0006969</text:p>
          </table:table-cell>
          <table:table-cell table:style-name="Default" office:value-type="float" office:value="0.2483679" calcext:value-type="float">
            <text:p>0.2483679</text:p>
          </table:table-cell>
          <table:table-cell office:value-type="float" office:value="0.0007442" calcext:value-type="float">
            <text:p>7.44E-04</text:p>
          </table:table-cell>
          <table:table-cell table:formula="of:=[.A4]/8" office:value-type="float" office:value="0.036764705882375" calcext:value-type="float">
            <text:p>0.0367647059</text:p>
          </table:table-cell>
          <table:table-cell table:formula="of:=[.B4]+[.H4]-[.D4]-[.F4]" office:value-type="float" office:value="0.0620135" calcext:value-type="float">
            <text:p>0.0620135</text:p>
          </table:table-cell>
          <table:table-cell table:formula="of:=SQRT([.C4]^2+[.E4]^2+[.G4]^2+[.I4]^2)" office:value-type="float" office:value="0.00144279911976685" calcext:value-type="float">
            <text:p>0.0014427991</text:p>
          </table:table-cell>
        </table:table-row>
        <table:table-row table:style-name="ro1">
          <table:table-cell office:value-type="float" office:value="-0.411764705882" calcext:value-type="float">
            <text:p>-0.4117647059</text:p>
          </table:table-cell>
          <table:table-cell table:style-name="Default" office:value-type="float" office:value="0.1944357" calcext:value-type="float">
            <text:p>0.1944357</text:p>
          </table:table-cell>
          <table:table-cell table:style-name="Default" office:value-type="float" office:value="0.0006509" calcext:value-type="float">
            <text:p>0.0006509</text:p>
          </table:table-cell>
          <table:table-cell table:style-name="Default" office:value-type="float" office:value="0.2408344" calcext:value-type="float">
            <text:p>0.2408344</text:p>
          </table:table-cell>
          <table:table-cell table:style-name="Default" office:value-type="float" office:value="0.0007244" calcext:value-type="float">
            <text:p>0.0007244</text:p>
          </table:table-cell>
          <table:table-cell table:style-name="Default" office:value-type="float" office:value="0.2396601" calcext:value-type="float">
            <text:p>0.2396601</text:p>
          </table:table-cell>
          <table:table-cell table:style-name="Default" office:value-type="float" office:value="0.0007226" calcext:value-type="float">
            <text:p>0.0007226</text:p>
          </table:table-cell>
          <table:table-cell table:style-name="Default" office:value-type="float" office:value="0.1942113" calcext:value-type="float">
            <text:p>0.1942113</text:p>
          </table:table-cell>
          <table:table-cell office:value-type="float" office:value="0.0006505" calcext:value-type="float">
            <text:p>6.51E-04</text:p>
          </table:table-cell>
          <table:table-cell table:formula="of:=[.A5]/8" office:value-type="float" office:value="-0.05147058823525" calcext:value-type="float">
            <text:p>-0.0514705882</text:p>
          </table:table-cell>
          <table:table-cell table:formula="of:=[.B5]+[.H5]-[.D5]-[.F5]" office:value-type="float" office:value="-0.0918475" calcext:value-type="float">
            <text:p>-0.0918475</text:p>
          </table:table-cell>
          <table:table-cell table:formula="of:=SQRT([.C5]^2+[.E5]^2+[.G5]^2+[.I5]^2)" office:value-type="float" office:value="0.001376127603095" calcext:value-type="float">
            <text:p>0.0013761276</text:p>
          </table:table-cell>
        </table:table-row>
        <table:table-row table:style-name="ro1">
          <table:table-cell office:value-type="float" office:value="-0.0588235294118" calcext:value-type="float">
            <text:p>-0.0588235294</text:p>
          </table:table-cell>
          <table:table-cell table:style-name="Default" office:value-type="float" office:value="0.2462164" calcext:value-type="float">
            <text:p>0.2462164</text:p>
          </table:table-cell>
          <table:table-cell table:style-name="Default" office:value-type="float" office:value="0.0007489" calcext:value-type="float">
            <text:p>0.0007489</text:p>
          </table:table-cell>
          <table:table-cell table:style-name="Default" office:value-type="float" office:value="0.2527813" calcext:value-type="float">
            <text:p>0.2527813</text:p>
          </table:table-cell>
          <table:table-cell table:style-name="Default" office:value-type="float" office:value="0.0007588" calcext:value-type="float">
            <text:p>0.0007588</text:p>
          </table:table-cell>
          <table:table-cell table:style-name="Default" office:value-type="float" office:value="0.2530934" calcext:value-type="float">
            <text:p>0.2530934</text:p>
          </table:table-cell>
          <table:table-cell table:style-name="Default" office:value-type="float" office:value="0.0007593" calcext:value-type="float">
            <text:p>0.0007593</text:p>
          </table:table-cell>
          <table:table-cell table:style-name="Default" office:value-type="float" office:value="0.2464351" calcext:value-type="float">
            <text:p>0.2464351</text:p>
          </table:table-cell>
          <table:table-cell office:value-type="float" office:value="0.0007492" calcext:value-type="float">
            <text:p>7.49E-04</text:p>
          </table:table-cell>
          <table:table-cell table:formula="of:=[.A6]/8" office:value-type="float" office:value="-0.007352941176475" calcext:value-type="float">
            <text:p>-0.0073529412</text:p>
          </table:table-cell>
          <table:table-cell table:formula="of:=[.B6]+[.H6]-[.D6]-[.F6]" office:value-type="float" office:value="-0.0132231999999999" calcext:value-type="float">
            <text:p>-0.0132232</text:p>
          </table:table-cell>
          <table:table-cell table:formula="of:=SQRT([.C6]^2+[.E6]^2+[.G6]^2+[.I6]^2)" office:value-type="float" office:value="0.00150813321029676" calcext:value-type="float">
            <text:p>0.0015081332</text:p>
          </table:table-cell>
        </table:table-row>
        <table:table-row table:style-name="ro1">
          <table:table-cell office:value-type="float" office:value="0.529411764706" calcext:value-type="float">
            <text:p>0.5294117647</text:p>
          </table:table-cell>
          <table:table-cell table:style-name="Default" office:value-type="float" office:value="0.2252854" calcext:value-type="float">
            <text:p>0.2252854</text:p>
          </table:table-cell>
          <table:table-cell table:style-name="Default" office:value-type="float" office:value="0.0006901" calcext:value-type="float">
            <text:p>0.0006901</text:p>
          </table:table-cell>
          <table:table-cell table:style-name="Default" office:value-type="float" office:value="0.1650148" calcext:value-type="float">
            <text:p>0.1650148</text:p>
          </table:table-cell>
          <table:table-cell table:style-name="Default" office:value-type="float" office:value="0.0005907" calcext:value-type="float">
            <text:p>0.0005907</text:p>
          </table:table-cell>
          <table:table-cell table:style-name="Default" office:value-type="float" office:value="0.1666702" calcext:value-type="float">
            <text:p>0.1666702</text:p>
          </table:table-cell>
          <table:table-cell table:style-name="Default" office:value-type="float" office:value="0.0005936" calcext:value-type="float">
            <text:p>0.0005936</text:p>
          </table:table-cell>
          <table:table-cell table:style-name="Default" office:value-type="float" office:value="0.2261543" calcext:value-type="float">
            <text:p>0.2261543</text:p>
          </table:table-cell>
          <table:table-cell office:value-type="float" office:value="0.0006915" calcext:value-type="float">
            <text:p>6.92E-04</text:p>
          </table:table-cell>
          <table:table-cell table:formula="of:=[.A7]/8" office:value-type="float" office:value="0.06617647058825" calcext:value-type="float">
            <text:p>0.0661764706</text:p>
          </table:table-cell>
          <table:table-cell table:formula="of:=[.B7]+[.H7]-[.D7]-[.F7]" office:value-type="float" office:value="0.1197547" calcext:value-type="float">
            <text:p>0.1197547</text:p>
          </table:table-cell>
          <table:table-cell table:formula="of:=SQRT([.C7]^2+[.E7]^2+[.G7]^2+[.I7]^2)" office:value-type="float" office:value="0.00128673917714508" calcext:value-type="float">
            <text:p>0.0012867392</text:p>
          </table:table-cell>
        </table:table-row>
        <table:table-row table:style-name="ro1">
          <table:table-cell office:value-type="float" office:value="-0.647058823529" calcext:value-type="float">
            <text:p>-0.6470588235</text:p>
          </table:table-cell>
          <table:table-cell table:style-name="Default" office:value-type="float" office:value="0.1320711" calcext:value-type="float">
            <text:p>0.1320711</text:p>
          </table:table-cell>
          <table:table-cell table:style-name="Default" office:value-type="float" office:value="0.0005178" calcext:value-type="float">
            <text:p>0.0005178</text:p>
          </table:table-cell>
          <table:table-cell table:style-name="Default" office:value-type="float" office:value="0.2044284" calcext:value-type="float">
            <text:p>0.2044284</text:p>
          </table:table-cell>
          <table:table-cell table:style-name="Default" office:value-type="float" office:value="0.0006443" calcext:value-type="float">
            <text:p>0.0006443</text:p>
          </table:table-cell>
          <table:table-cell table:style-name="Default" office:value-type="float" office:value="0.2044061" calcext:value-type="float">
            <text:p>0.2044061</text:p>
          </table:table-cell>
          <table:table-cell table:style-name="Default" office:value-type="float" office:value="0.0006442" calcext:value-type="float">
            <text:p>0.0006442</text:p>
          </table:table-cell>
          <table:table-cell table:style-name="Default" office:value-type="float" office:value="0.1326477" calcext:value-type="float">
            <text:p>0.1326477</text:p>
          </table:table-cell>
          <table:table-cell office:value-type="float" office:value="0.000519" calcext:value-type="float">
            <text:p>5.19E-04</text:p>
          </table:table-cell>
          <table:table-cell table:formula="of:=[.A8]/8" office:value-type="float" office:value="-0.080882352941125" calcext:value-type="float">
            <text:p>-0.0808823529</text:p>
          </table:table-cell>
          <table:table-cell table:formula="of:=[.B8]+[.H8]-[.D8]-[.F8]" office:value-type="float" office:value="-0.1441157" calcext:value-type="float">
            <text:p>-0.1441157</text:p>
          </table:table-cell>
          <table:table-cell table:formula="of:=SQRT([.C8]^2+[.E8]^2+[.G8]^2+[.I8]^2)" office:value-type="float" office:value="0.0011694417343331" calcext:value-type="float">
            <text:p>0.0011694417</text:p>
          </table:table-cell>
        </table:table-row>
        <table:table-row table:style-name="ro1">
          <table:table-cell office:value-type="float" office:value="0.0588235294118" calcext:value-type="float">
            <text:p>0.0588235294</text:p>
          </table:table-cell>
          <table:table-cell table:style-name="Default" office:value-type="float" office:value="0.2525718" calcext:value-type="float">
            <text:p>0.2525718</text:p>
          </table:table-cell>
          <table:table-cell table:style-name="Default" office:value-type="float" office:value="0.0007585" calcext:value-type="float">
            <text:p>0.0007585</text:p>
          </table:table-cell>
          <table:table-cell table:style-name="Default" office:value-type="float" office:value="0.2450592" calcext:value-type="float">
            <text:p>0.2450592</text:p>
          </table:table-cell>
          <table:table-cell table:style-name="Default" office:value-type="float" office:value="0.0007471" calcext:value-type="float">
            <text:p>0.0007471</text:p>
          </table:table-cell>
          <table:table-cell table:style-name="Default" office:value-type="float" office:value="0.246861" calcext:value-type="float">
            <text:p>0.246861</text:p>
          </table:table-cell>
          <table:table-cell table:style-name="Default" office:value-type="float" office:value="0.0007499" calcext:value-type="float">
            <text:p>0.0007499</text:p>
          </table:table-cell>
          <table:table-cell table:style-name="Default" office:value-type="float" office:value="0.253041" calcext:value-type="float">
            <text:p>0.253041</text:p>
          </table:table-cell>
          <table:table-cell office:value-type="float" office:value="0.0007592" calcext:value-type="float">
            <text:p>7.59E-04</text:p>
          </table:table-cell>
          <table:table-cell table:formula="of:=[.A9]/8" office:value-type="float" office:value="0.007352941176475" calcext:value-type="float">
            <text:p>0.0073529412</text:p>
          </table:table-cell>
          <table:table-cell table:formula="of:=[.B9]+[.H9]-[.D9]-[.F9]" office:value-type="float" office:value="0.0136926" calcext:value-type="float">
            <text:p>0.0136926</text:p>
          </table:table-cell>
          <table:table-cell table:formula="of:=SQRT([.C9]^2+[.E9]^2+[.G9]^2+[.I9]^2)" office:value-type="float" office:value="0.00150738691449807" calcext:value-type="float">
            <text:p>0.00150738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116195" calcext:value-type="float">
            <text:p>0.1116195</text:p>
          </table:table-cell>
          <table:table-cell table:style-name="Default" office:value-type="float" office:value="0.0004335" calcext:value-type="float">
            <text:p>0.000433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1108333" calcext:value-type="float">
            <text:p>0.1108333</text:p>
          </table:table-cell>
          <table:table-cell office:value-type="float" office:value="0.000432" calcext:value-type="float">
            <text:p>4.32E-04</text:p>
          </table:table-cell>
          <table:table-cell table:formula="of:=[.A10]/8" office:value-type="float" office:value="0.125" calcext:value-type="float">
            <text:p>0.125</text:p>
          </table:table-cell>
          <table:table-cell table:formula="of:=[.B10]+[.H10]-[.D10]-[.F10]" office:value-type="float" office:value="0.2224528" calcext:value-type="float">
            <text:p>0.2224528</text:p>
          </table:table-cell>
          <table:table-cell table:formula="of:=SQRT([.C10]^2+[.E10]^2+[.G10]^2+[.I10]^2)" office:value-type="float" office:value="0.000612001838232533" calcext:value-type="float">
            <text:p>0.0006120018</text:p>
          </table:table-cell>
        </table:table-row>
        <table:table-row table:style-name="ro1">
          <table:table-cell office:value-type="float" office:value="-0.294117647059" calcext:value-type="float">
            <text:p>-0.2941176471</text:p>
          </table:table-cell>
          <table:table-cell table:style-name="Default" office:value-type="float" office:value="0.2178774" calcext:value-type="float">
            <text:p>0.2178774</text:p>
          </table:table-cell>
          <table:table-cell table:style-name="Default" office:value-type="float" office:value="0.000697" calcext:value-type="float">
            <text:p>0.000697</text:p>
          </table:table-cell>
          <table:table-cell table:style-name="Default" office:value-type="float" office:value="0.248709" calcext:value-type="float">
            <text:p>0.248709</text:p>
          </table:table-cell>
          <table:table-cell table:style-name="Default" office:value-type="float" office:value="0.0007447" calcext:value-type="float">
            <text:p>0.0007447</text:p>
          </table:table-cell>
          <table:table-cell table:style-name="Default" office:value-type="float" office:value="0.2496923" calcext:value-type="float">
            <text:p>0.2496923</text:p>
          </table:table-cell>
          <table:table-cell table:style-name="Default" office:value-type="float" office:value="0.0007461" calcext:value-type="float">
            <text:p>0.0007461</text:p>
          </table:table-cell>
          <table:table-cell table:style-name="Default" office:value-type="float" office:value="0.2169498" calcext:value-type="float">
            <text:p>0.2169498</text:p>
          </table:table-cell>
          <table:table-cell office:value-type="float" office:value="0.0006955" calcext:value-type="float">
            <text:p>6.96E-04</text:p>
          </table:table-cell>
          <table:table-cell table:formula="of:=[.A11]/8" office:value-type="float" office:value="-0.036764705882375" calcext:value-type="float">
            <text:p>-0.0367647059</text:p>
          </table:table-cell>
          <table:table-cell table:formula="of:=[.B11]+[.H11]-[.D11]-[.F11]" office:value-type="float" office:value="-0.0635741" calcext:value-type="float">
            <text:p>-0.0635741</text:p>
          </table:table-cell>
          <table:table-cell table:formula="of:=SQRT([.C11]^2+[.E11]^2+[.G11]^2+[.I11]^2)" office:value-type="float" office:value="0.00144248831884352" calcext:value-type="float">
            <text:p>0.0014424883</text:p>
          </table:table-cell>
        </table:table-row>
        <table:table-row table:style-name="ro1">
          <table:table-cell office:value-type="float" office:value="0.411764705882" calcext:value-type="float">
            <text:p>0.4117647059</text:p>
          </table:table-cell>
          <table:table-cell table:style-name="Default" office:value-type="float" office:value="0.2392803" calcext:value-type="float">
            <text:p>0.2392803</text:p>
          </table:table-cell>
          <table:table-cell table:style-name="Default" office:value-type="float" office:value="0.0007224" calcext:value-type="float">
            <text:p>0.0007224</text:p>
          </table:table-cell>
          <table:table-cell table:style-name="Default" office:value-type="float" office:value="0.1937993" calcext:value-type="float">
            <text:p>0.1937993</text:p>
          </table:table-cell>
          <table:table-cell table:style-name="Default" office:value-type="float" office:value="0.0006501" calcext:value-type="float">
            <text:p>0.0006501</text:p>
          </table:table-cell>
          <table:table-cell table:style-name="Default" office:value-type="float" office:value="0.1943882" calcext:value-type="float">
            <text:p>0.1943882</text:p>
          </table:table-cell>
          <table:table-cell table:style-name="Default" office:value-type="float" office:value="0.0006511" calcext:value-type="float">
            <text:p>0.0006511</text:p>
          </table:table-cell>
          <table:table-cell table:style-name="Default" office:value-type="float" office:value="0.2410207" calcext:value-type="float">
            <text:p>0.2410207</text:p>
          </table:table-cell>
          <table:table-cell office:value-type="float" office:value="0.000725" calcext:value-type="float">
            <text:p>7.25E-04</text:p>
          </table:table-cell>
          <table:table-cell table:formula="of:=[.A12]/8" office:value-type="float" office:value="0.05147058823525" calcext:value-type="float">
            <text:p>0.0514705882</text:p>
          </table:table-cell>
          <table:table-cell table:formula="of:=[.B12]+[.H12]-[.D12]-[.F12]" office:value-type="float" office:value="0.0921135" calcext:value-type="float">
            <text:p>0.0921135</text:p>
          </table:table-cell>
          <table:table-cell table:formula="of:=SQRT([.C12]^2+[.E12]^2+[.G12]^2+[.I12]^2)" office:value-type="float" office:value="0.00137624415711748" calcext:value-type="float">
            <text:p>0.0013762442</text:p>
          </table:table-cell>
        </table:table-row>
        <table:table-row table:style-name="ro1">
          <table:table-cell office:value-type="float" office:value="0.176470588235" calcext:value-type="float">
            <text:p>0.1764705882</text:p>
          </table:table-cell>
          <table:table-cell table:style-name="Default" office:value-type="float" office:value="0.25281" calcext:value-type="float">
            <text:p>0.25281</text:p>
          </table:table-cell>
          <table:table-cell table:style-name="Default" office:value-type="float" office:value="0.0007563" calcext:value-type="float">
            <text:p>0.0007563</text:p>
          </table:table-cell>
          <table:table-cell table:style-name="Default" office:value-type="float" office:value="0.2347149" calcext:value-type="float">
            <text:p>0.2347149</text:p>
          </table:table-cell>
          <table:table-cell table:style-name="Default" office:value-type="float" office:value="0.0007287" calcext:value-type="float">
            <text:p>0.0007287</text:p>
          </table:table-cell>
          <table:table-cell table:style-name="Default" office:value-type="float" office:value="0.2343009" calcext:value-type="float">
            <text:p>0.2343009</text:p>
          </table:table-cell>
          <table:table-cell table:style-name="Default" office:value-type="float" office:value="0.0007281" calcext:value-type="float">
            <text:p>0.0007281</text:p>
          </table:table-cell>
          <table:table-cell table:style-name="Default" office:value-type="float" office:value="0.2547964" calcext:value-type="float">
            <text:p>0.2547964</text:p>
          </table:table-cell>
          <table:table-cell office:value-type="float" office:value="0.0007593" calcext:value-type="float">
            <text:p>7.59E-04</text:p>
          </table:table-cell>
          <table:table-cell table:formula="of:=[.A13]/8" office:value-type="float" office:value="0.022058823529375" calcext:value-type="float">
            <text:p>0.0220588235</text:p>
          </table:table-cell>
          <table:table-cell table:formula="of:=[.B13]+[.H13]-[.D13]-[.F13]" office:value-type="float" office:value="0.0385906000000001" calcext:value-type="float">
            <text:p>0.0385906</text:p>
          </table:table-cell>
          <table:table-cell table:formula="of:=SQRT([.C13]^2+[.E13]^2+[.G13]^2+[.I13]^2)" office:value-type="float" office:value="0.0014864923410499" calcext:value-type="float">
            <text:p>0.0014864923</text:p>
          </table:table-cell>
        </table:table-row>
        <table:table-row table:style-name="ro1">
          <table:table-cell office:value-type="float" office:value="0.882352941176" calcext:value-type="float">
            <text:p>0.8823529412</text:p>
          </table:table-cell>
          <table:table-cell table:style-name="Default" office:value-type="float" office:value="0.1473206" calcext:value-type="float">
            <text:p>0.1473206</text:p>
          </table:table-cell>
          <table:table-cell table:style-name="Default" office:value-type="float" office:value="0.0005173" calcext:value-type="float">
            <text:p>0.0005173</text:p>
          </table:table-cell>
          <table:table-cell table:style-name="Default" office:value-type="float" office:value="0.04959673" calcext:value-type="float">
            <text:p>0.04959673</text:p>
          </table:table-cell>
          <table:table-cell table:style-name="Default" office:value-type="float" office:value="0.0003002" calcext:value-type="float">
            <text:p>0.0003002</text:p>
          </table:table-cell>
          <table:table-cell table:style-name="Default" office:value-type="float" office:value="0.05001635" calcext:value-type="float">
            <text:p>0.05001635</text:p>
          </table:table-cell>
          <table:table-cell table:style-name="Default" office:value-type="float" office:value="0.0003014" calcext:value-type="float">
            <text:p>0.0003014</text:p>
          </table:table-cell>
          <table:table-cell table:style-name="Default" office:value-type="float" office:value="0.1481671" calcext:value-type="float">
            <text:p>0.1481671</text:p>
          </table:table-cell>
          <table:table-cell office:value-type="float" office:value="0.0005188" calcext:value-type="float">
            <text:p>5.19E-04</text:p>
          </table:table-cell>
          <table:table-cell table:formula="of:=[.A14]/8" office:value-type="float" office:value="0.110294117647" calcext:value-type="float">
            <text:p>0.1102941176</text:p>
          </table:table-cell>
          <table:table-cell table:formula="of:=[.B14]+[.H14]-[.D14]-[.F14]" office:value-type="float" office:value="0.19587462" calcext:value-type="float">
            <text:p>0.19587462</text:p>
          </table:table-cell>
          <table:table-cell table:formula="of:=SQRT([.C14]^2+[.E14]^2+[.G14]^2+[.I14]^2)" office:value-type="float" office:value="0.000847180458934223" calcext:value-type="float">
            <text:p>0.0008471805</text:p>
          </table:table-cell>
        </table:table-row>
        <table:table-row table:style-name="ro1">
          <table:table-cell office:value-type="float" office:value="-0.529411764706" calcext:value-type="float">
            <text:p>-0.5294117647</text:p>
          </table:table-cell>
          <table:table-cell table:style-name="Default" office:value-type="float" office:value="0.1671628" calcext:value-type="float">
            <text:p>0.1671628</text:p>
          </table:table-cell>
          <table:table-cell table:style-name="Default" office:value-type="float" office:value="0.0005945" calcext:value-type="float">
            <text:p>0.0005945</text:p>
          </table:table-cell>
          <table:table-cell table:style-name="Default" office:value-type="float" office:value="0.2257949" calcext:value-type="float">
            <text:p>0.2257949</text:p>
          </table:table-cell>
          <table:table-cell table:style-name="Default" office:value-type="float" office:value="0.0006909" calcext:value-type="float">
            <text:p>0.0006909</text:p>
          </table:table-cell>
          <table:table-cell table:style-name="Default" office:value-type="float" office:value="0.2239302" calcext:value-type="float">
            <text:p>0.2239302</text:p>
          </table:table-cell>
          <table:table-cell table:style-name="Default" office:value-type="float" office:value="0.0006881" calcext:value-type="float">
            <text:p>0.0006881</text:p>
          </table:table-cell>
          <table:table-cell table:style-name="Default" office:value-type="float" office:value="0.1662135" calcext:value-type="float">
            <text:p>0.1662135</text:p>
          </table:table-cell>
          <table:table-cell office:value-type="float" office:value="0.0005928" calcext:value-type="float">
            <text:p>5.93E-04</text:p>
          </table:table-cell>
          <table:table-cell table:formula="of:=[.A15]/8" office:value-type="float" office:value="-0.06617647058825" calcext:value-type="float">
            <text:p>-0.0661764706</text:p>
          </table:table-cell>
          <table:table-cell table:formula="of:=[.B15]+[.H15]-[.D15]-[.F15]" office:value-type="float" office:value="-0.1163488" calcext:value-type="float">
            <text:p>-0.1163488</text:p>
          </table:table-cell>
          <table:table-cell table:formula="of:=SQRT([.C15]^2+[.E15]^2+[.G15]^2+[.I15]^2)" office:value-type="float" office:value="0.00128672705341887" calcext:value-type="float">
            <text:p>0.0012867271</text:p>
          </table:table-cell>
        </table:table-row>
        <table:table-row table:style-name="ro1">
          <table:table-cell office:value-type="float" office:value="0.647058823529" calcext:value-type="float">
            <text:p>0.6470588235</text:p>
          </table:table-cell>
          <table:table-cell table:style-name="Default" office:value-type="float" office:value="0.2052203" calcext:value-type="float">
            <text:p>0.2052203</text:p>
          </table:table-cell>
          <table:table-cell table:style-name="Default" office:value-type="float" office:value="0.0006455" calcext:value-type="float">
            <text:p>0.0006455</text:p>
          </table:table-cell>
          <table:table-cell table:style-name="Default" office:value-type="float" office:value="0.1325563" calcext:value-type="float">
            <text:p>0.1325563</text:p>
          </table:table-cell>
          <table:table-cell table:style-name="Default" office:value-type="float" office:value="0.0005188" calcext:value-type="float">
            <text:p>0.0005188</text:p>
          </table:table-cell>
          <table:table-cell table:style-name="Default" office:value-type="float" office:value="0.1327594" calcext:value-type="float">
            <text:p>0.1327594</text:p>
          </table:table-cell>
          <table:table-cell table:style-name="Default" office:value-type="float" office:value="0.0005192" calcext:value-type="float">
            <text:p>0.0005192</text:p>
          </table:table-cell>
          <table:table-cell table:style-name="Default" office:value-type="float" office:value="0.205535" calcext:value-type="float">
            <text:p>0.205535</text:p>
          </table:table-cell>
          <table:table-cell office:value-type="float" office:value="0.000646" calcext:value-type="float">
            <text:p>6.46E-04</text:p>
          </table:table-cell>
          <table:table-cell table:formula="of:=[.A16]/8" office:value-type="float" office:value="0.080882352941125" calcext:value-type="float">
            <text:p>0.0808823529</text:p>
          </table:table-cell>
          <table:table-cell table:formula="of:=[.B16]+[.H16]-[.D16]-[.F16]" office:value-type="float" office:value="0.1454396" calcext:value-type="float">
            <text:p>0.1454396</text:p>
          </table:table-cell>
          <table:table-cell table:formula="of:=SQRT([.C16]^2+[.E16]^2+[.G16]^2+[.I16]^2)" office:value-type="float" office:value="0.00117162636108958" calcext:value-type="float">
            <text:p>0.0011716264</text:p>
          </table:table-cell>
        </table:table-row>
        <table:table-row table:style-name="ro1">
          <table:table-cell office:value-type="float" office:value="-0.764705882353" calcext:value-type="float">
            <text:p>-0.7647058824</text:p>
          </table:table-cell>
          <table:table-cell table:style-name="Default" office:value-type="float" office:value="0.09419498" calcext:value-type="float">
            <text:p>0.09419498</text:p>
          </table:table-cell>
          <table:table-cell table:style-name="Default" office:value-type="float" office:value="0.0004264" calcext:value-type="float">
            <text:p>0.0004264</text:p>
          </table:table-cell>
          <table:table-cell table:style-name="Default" office:value-type="float" office:value="0.1785077" calcext:value-type="float">
            <text:p>0.1785077</text:p>
          </table:table-cell>
          <table:table-cell table:style-name="Default" office:value-type="float" office:value="0.000587" calcext:value-type="float">
            <text:p>0.000587</text:p>
          </table:table-cell>
          <table:table-cell table:style-name="Default" office:value-type="float" office:value="0.1789749" calcext:value-type="float">
            <text:p>0.1789749</text:p>
          </table:table-cell>
          <table:table-cell table:style-name="Default" office:value-type="float" office:value="0.0005878" calcext:value-type="float">
            <text:p>0.0005878</text:p>
          </table:table-cell>
          <table:table-cell table:style-name="Default" office:value-type="float" office:value="0.09352896" calcext:value-type="float">
            <text:p>0.09352896</text:p>
          </table:table-cell>
          <table:table-cell office:value-type="float" office:value="0.0004249" calcext:value-type="float">
            <text:p>4.25E-04</text:p>
          </table:table-cell>
          <table:table-cell table:formula="of:=[.A17]/8" office:value-type="float" office:value="-0.095588235294125" calcext:value-type="float">
            <text:p>-0.0955882353</text:p>
          </table:table-cell>
          <table:table-cell table:formula="of:=[.B17]+[.H17]-[.D17]-[.F17]" office:value-type="float" office:value="-0.16975866" calcext:value-type="float">
            <text:p>-0.16975866</text:p>
          </table:table-cell>
          <table:table-cell table:formula="of:=SQRT([.C17]^2+[.E17]^2+[.G17]^2+[.I17]^2)" office:value-type="float" office:value="0.00102588245428022" calcext:value-type="float">
            <text:p>0.0010258825</text:p>
          </table:table-cell>
        </table:table-row>
        <table:table-row table:style-name="ro1">
          <table:table-cell office:value-type="float" office:value="-0.882352941176" calcext:value-type="float">
            <text:p>-0.8823529412</text:p>
          </table:table-cell>
          <table:table-cell table:style-name="Default" office:value-type="float" office:value="0.04953721" calcext:value-type="float">
            <text:p>0.04953721</text:p>
          </table:table-cell>
          <table:table-cell table:style-name="Default" office:value-type="float" office:value="0.0002998" calcext:value-type="float">
            <text:p>0.0002998</text:p>
          </table:table-cell>
          <table:table-cell table:style-name="Default" office:value-type="float" office:value="0.1483811" calcext:value-type="float">
            <text:p>0.1483811</text:p>
          </table:table-cell>
          <table:table-cell table:style-name="Default" office:value-type="float" office:value="0.0005189" calcext:value-type="float">
            <text:p>0.0005189</text:p>
          </table:table-cell>
          <table:table-cell table:style-name="Default" office:value-type="float" office:value="0.1474301" calcext:value-type="float">
            <text:p>0.1474301</text:p>
          </table:table-cell>
          <table:table-cell table:style-name="Default" office:value-type="float" office:value="0.0005173" calcext:value-type="float">
            <text:p>0.0005173</text:p>
          </table:table-cell>
          <table:table-cell table:style-name="Default" office:value-type="float" office:value="0.0496461" calcext:value-type="float">
            <text:p>0.0496461</text:p>
          </table:table-cell>
          <table:table-cell office:value-type="float" office:value="0.0003002" calcext:value-type="float">
            <text:p>3.00E-04</text:p>
          </table:table-cell>
          <table:table-cell table:formula="of:=[.A18]/8" office:value-type="float" office:value="-0.110294117647" calcext:value-type="float">
            <text:p>-0.1102941176</text:p>
          </table:table-cell>
          <table:table-cell table:formula="of:=[.B18]+[.H18]-[.D18]-[.F18]" office:value-type="float" office:value="-0.19662789" calcext:value-type="float">
            <text:p>-0.19662789</text:p>
          </table:table-cell>
          <table:table-cell table:formula="of:=SQRT([.C18]^2+[.E18]^2+[.G18]^2+[.I18]^2)" office:value-type="float" office:value="0.000846673833303002" calcext:value-type="float">
            <text:p>0.00084667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111532" calcext:value-type="float">
            <text:p>0.111532</text:p>
          </table:table-cell>
          <table:table-cell table:style-name="Default" office:value-type="float" office:value="0.0004333" calcext:value-type="float">
            <text:p>0.0004333</text:p>
          </table:table-cell>
          <table:table-cell table:style-name="Default" office:value-type="float" office:value="0.1105943" calcext:value-type="float">
            <text:p>0.1105943</text:p>
          </table:table-cell>
          <table:table-cell table:style-name="Default" office:value-type="float" office:value="0.0004315" calcext:value-type="float">
            <text:p>0.00043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.00E+00</text:p>
          </table:table-cell>
          <table:table-cell table:formula="of:=[.A19]/8" office:value-type="float" office:value="-0.125" calcext:value-type="float">
            <text:p>-0.125</text:p>
          </table:table-cell>
          <table:table-cell table:formula="of:=[.B19]+[.H19]-[.D19]-[.F19]" office:value-type="float" office:value="-0.2221263" calcext:value-type="float">
            <text:p>-0.2221263</text:p>
          </table:table-cell>
          <table:table-cell table:formula="of:=SQRT([.C19]^2+[.E19]^2+[.G19]^2+[.I19]^2)" office:value-type="float" office:value="0.000611507268967426" calcext:value-type="float">
            <text:p>0.0006115073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float" office:value="0.176470588235" calcext:value-type="float">
            <text:p>0.1764705882</text:p>
          </table:table-cell>
          <table:table-cell office:value-type="float" office:value="0.2490583" calcext:value-type="float">
            <text:p>2.49E-01</text:p>
          </table:table-cell>
          <table:table-cell office:value-type="float" office:value="0.001037" calcext:value-type="float">
            <text:p>1.04E-03</text:p>
          </table:table-cell>
          <table:table-cell office:value-type="float" office:value="0.2374082" calcext:value-type="float">
            <text:p>2.37E-01</text:p>
          </table:table-cell>
          <table:table-cell office:value-type="float" office:value="0.001013" calcext:value-type="float">
            <text:p>1.01E-03</text:p>
          </table:table-cell>
          <table:table-cell office:value-type="float" office:value="0.2395248" calcext:value-type="float">
            <text:p>2.40E-01</text:p>
          </table:table-cell>
          <table:table-cell office:value-type="float" office:value="0.001017" calcext:value-type="float">
            <text:p>1.02E-03</text:p>
          </table:table-cell>
          <table:table-cell office:value-type="float" office:value="0.2472311" calcext:value-type="float">
            <text:p>2.47E-01</text:p>
          </table:table-cell>
          <table:table-cell office:value-type="float" office:value="0.001033" calcext:value-type="float">
            <text:p>1.03E-03</text:p>
          </table:table-cell>
          <table:table-cell table:formula="of:=[.A22]/16" office:value-type="float" office:value="0.0110294117646875" calcext:value-type="float">
            <text:p>0.0110294118</text:p>
          </table:table-cell>
          <table:table-cell table:formula="of:=[.B22]+[.H22]-[.D22]-[.F22]" office:value-type="float" office:value="0.0193564000000001" calcext:value-type="float">
            <text:p>0.0193564</text:p>
          </table:table-cell>
          <table:table-cell table:formula="of:=SQRT([.C22]^2+[.E22]^2+[.G22]^2+[.I22]^2)" office:value-type="float" office:value="0.00205010146090383" calcext:value-type="float">
            <text:p>0.0020501015</text:p>
          </table:table-cell>
        </table:table-row>
        <table:table-row table:style-name="ro1">
          <table:table-cell office:value-type="float" office:value="0.882352941176" calcext:value-type="float">
            <text:p>0.8823529412</text:p>
          </table:table-cell>
          <table:table-cell office:value-type="float" office:value="0.1042003" calcext:value-type="float">
            <text:p>1.04E-01</text:p>
          </table:table-cell>
          <table:table-cell office:value-type="float" office:value="0.0005898" calcext:value-type="float">
            <text:p>5.90E-04</text:p>
          </table:table-cell>
          <table:table-cell office:value-type="float" office:value="0.0526611" calcext:value-type="float">
            <text:p>5.27E-02</text:p>
          </table:table-cell>
          <table:table-cell office:value-type="float" office:value="0.0004193" calcext:value-type="float">
            <text:p>4.19E-04</text:p>
          </table:table-cell>
          <table:table-cell office:value-type="float" office:value="0.05170952" calcext:value-type="float">
            <text:p>5.17E-02</text:p>
          </table:table-cell>
          <table:table-cell office:value-type="float" office:value="0.0004155" calcext:value-type="float">
            <text:p>4.16E-04</text:p>
          </table:table-cell>
          <table:table-cell office:value-type="float" office:value="0.1045609" calcext:value-type="float">
            <text:p>1.05E-01</text:p>
          </table:table-cell>
          <table:table-cell office:value-type="float" office:value="0.0005909" calcext:value-type="float">
            <text:p>5.91E-04</text:p>
          </table:table-cell>
          <table:table-cell table:formula="of:=[.A23]/16" office:value-type="float" office:value="0.0551470588235" calcext:value-type="float">
            <text:p>0.0551470588</text:p>
          </table:table-cell>
          <table:table-cell table:formula="of:=[.B23]+[.H23]-[.D23]-[.F23]" office:value-type="float" office:value="0.10439058" calcext:value-type="float">
            <text:p>0.10439058</text:p>
          </table:table-cell>
          <table:table-cell table:formula="of:=SQRT([.C23]^2+[.E23]^2+[.G23]^2+[.I23]^2)" office:value-type="float" office:value="0.00102248696324207" calcext:value-type="float">
            <text:p>0.001022487</text:p>
          </table:table-cell>
        </table:table-row>
        <table:table-row table:style-name="ro1">
          <table:table-cell office:value-type="float" office:value="-0.294117647059" calcext:value-type="float">
            <text:p>-0.2941176471</text:p>
          </table:table-cell>
          <table:table-cell office:value-type="float" office:value="0.2230021" calcext:value-type="float">
            <text:p>2.23E-01</text:p>
          </table:table-cell>
          <table:table-cell office:value-type="float" office:value="0.0009731" calcext:value-type="float">
            <text:p>9.73E-04</text:p>
          </table:table-cell>
          <table:table-cell office:value-type="float" office:value="0.2401699" calcext:value-type="float">
            <text:p>2.40E-01</text:p>
          </table:table-cell>
          <table:table-cell office:value-type="float" office:value="0.00101" calcext:value-type="float">
            <text:p>1.01E-03</text:p>
          </table:table-cell>
          <table:table-cell office:value-type="float" office:value="0.2399745" calcext:value-type="float">
            <text:p>2.40E-01</text:p>
          </table:table-cell>
          <table:table-cell office:value-type="float" office:value="0.001009" calcext:value-type="float">
            <text:p>1.01E-03</text:p>
          </table:table-cell>
          <table:table-cell office:value-type="float" office:value="0.2223227" calcext:value-type="float">
            <text:p>2.22E-01</text:p>
          </table:table-cell>
          <table:table-cell office:value-type="float" office:value="0.0009716" calcext:value-type="float">
            <text:p>9.72E-04</text:p>
          </table:table-cell>
          <table:table-cell table:formula="of:=[.A24]/16" office:value-type="float" office:value="-0.0183823529411875" calcext:value-type="float">
            <text:p>-0.0183823529</text:p>
          </table:table-cell>
          <table:table-cell table:formula="of:=[.B24]+[.H24]-[.D24]-[.F24]" office:value-type="float" office:value="-0.0348196" calcext:value-type="float">
            <text:p>-0.0348196</text:p>
          </table:table-cell>
          <table:table-cell table:formula="of:=SQRT([.C24]^2+[.E24]^2+[.G24]^2+[.I24]^2)" office:value-type="float" office:value="0.00198219856977045" calcext:value-type="float">
            <text:p>0.0019821986</text:p>
          </table:table-cell>
        </table:table-row>
        <table:table-row table:style-name="ro1">
          <table:table-cell office:value-type="float" office:value="-0.764705882353" calcext:value-type="float">
            <text:p>-0.7647058824</text:p>
          </table:table-cell>
          <table:table-cell office:value-type="float" office:value="0.09985278" calcext:value-type="float">
            <text:p>9.99E-02</text:p>
          </table:table-cell>
          <table:table-cell office:value-type="float" office:value="0.0005988" calcext:value-type="float">
            <text:p>5.99E-04</text:p>
          </table:table-cell>
          <table:table-cell office:value-type="float" office:value="0.1429013" calcext:value-type="float">
            <text:p>1.43E-01</text:p>
          </table:table-cell>
          <table:table-cell office:value-type="float" office:value="0.0007163" calcext:value-type="float">
            <text:p>7.16E-04</text:p>
          </table:table-cell>
          <table:table-cell office:value-type="float" office:value="0.143368" calcext:value-type="float">
            <text:p>1.43E-01</text:p>
          </table:table-cell>
          <table:table-cell office:value-type="float" office:value="0.0007175" calcext:value-type="float">
            <text:p>7.18E-04</text:p>
          </table:table-cell>
          <table:table-cell office:value-type="float" office:value="0.09775943" calcext:value-type="float">
            <text:p>9.78E-02</text:p>
          </table:table-cell>
          <table:table-cell office:value-type="float" office:value="0.0005925" calcext:value-type="float">
            <text:p>5.93E-04</text:p>
          </table:table-cell>
          <table:table-cell table:formula="of:=[.A25]/16" office:value-type="float" office:value="-0.0477941176470625" calcext:value-type="float">
            <text:p>-0.0477941176</text:p>
          </table:table-cell>
          <table:table-cell table:formula="of:=[.B25]+[.H25]-[.D25]-[.F25]" office:value-type="float" office:value="-0.08865709" calcext:value-type="float">
            <text:p>-0.08865709</text:p>
          </table:table-cell>
          <table:table-cell table:formula="of:=SQRT([.C25]^2+[.E25]^2+[.G25]^2+[.I25]^2)" office:value-type="float" office:value="0.00131814628550855" calcext:value-type="float">
            <text:p>0.0013181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72561" calcext:value-type="float">
            <text:p>5.87E-02</text:p>
          </table:table-cell>
          <table:table-cell office:value-type="float" office:value="0.0004231" calcext:value-type="float">
            <text:p>4.23E-04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05885366" calcext:value-type="float">
            <text:p>5.89E-02</text:p>
          </table:table-cell>
          <table:table-cell office:value-type="float" office:value="0.0004236" calcext:value-type="float">
            <text:p>4.24E-04</text:p>
          </table:table-cell>
          <table:table-cell table:formula="of:=[.A26]/16" office:value-type="float" office:value="0.0625" calcext:value-type="float">
            <text:p>0.0625</text:p>
          </table:table-cell>
          <table:table-cell table:formula="of:=[.B26]+[.H26]-[.D26]-[.F26]" office:value-type="float" office:value="0.11757927" calcext:value-type="float">
            <text:p>0.11757927</text:p>
          </table:table-cell>
          <table:table-cell table:formula="of:=SQRT([.C26]^2+[.E26]^2+[.G26]^2+[.I26]^2)" office:value-type="float" office:value="0.000598707416022217" calcext:value-type="float">
            <text:p>0.0005987074</text:p>
          </table:table-cell>
        </table:table-row>
        <table:table-row table:style-name="ro1">
          <table:table-cell office:value-type="float" office:value="-0.176470588235" calcext:value-type="float">
            <text:p>-0.1764705882</text:p>
          </table:table-cell>
          <table:table-cell office:value-type="float" office:value="0.2368793" calcext:value-type="float">
            <text:p>2.37E-01</text:p>
          </table:table-cell>
          <table:table-cell office:value-type="float" office:value="0.00101" calcext:value-type="float">
            <text:p>1.01E-03</text:p>
          </table:table-cell>
          <table:table-cell office:value-type="float" office:value="0.2478017" calcext:value-type="float">
            <text:p>2.48E-01</text:p>
          </table:table-cell>
          <table:table-cell office:value-type="float" office:value="0.001033" calcext:value-type="float">
            <text:p>1.03E-03</text:p>
          </table:table-cell>
          <table:table-cell office:value-type="float" office:value="0.2485905" calcext:value-type="float">
            <text:p>2.49E-01</text:p>
          </table:table-cell>
          <table:table-cell office:value-type="float" office:value="0.001035" calcext:value-type="float">
            <text:p>1.04E-03</text:p>
          </table:table-cell>
          <table:table-cell office:value-type="float" office:value="0.2391681" calcext:value-type="float">
            <text:p>2.39E-01</text:p>
          </table:table-cell>
          <table:table-cell office:value-type="float" office:value="0.001015" calcext:value-type="float">
            <text:p>1.02E-03</text:p>
          </table:table-cell>
          <table:table-cell table:formula="of:=[.A27]/16" office:value-type="float" office:value="-0.0110294117646875" calcext:value-type="float">
            <text:p>-0.0110294118</text:p>
          </table:table-cell>
          <table:table-cell table:formula="of:=[.B27]+[.H27]-[.D27]-[.F27]" office:value-type="float" office:value="-0.0203448" calcext:value-type="float">
            <text:p>-0.0203448</text:p>
          </table:table-cell>
          <table:table-cell table:formula="of:=SQRT([.C27]^2+[.E27]^2+[.G27]^2+[.I27]^2)" office:value-type="float" office:value="0.00204661647604039" calcext:value-type="float">
            <text:p>0.0020466165</text:p>
          </table:table-cell>
        </table:table-row>
        <table:table-row table:style-name="ro1">
          <table:table-cell office:value-type="float" office:value="-0.882352941176" calcext:value-type="float">
            <text:p>-0.8823529412</text:p>
          </table:table-cell>
          <table:table-cell office:value-type="float" office:value="0.05226377" calcext:value-type="float">
            <text:p>5.23E-02</text:p>
          </table:table-cell>
          <table:table-cell office:value-type="float" office:value="0.0004177" calcext:value-type="float">
            <text:p>4.18E-04</text:p>
          </table:table-cell>
          <table:table-cell office:value-type="float" office:value="0.1043806" calcext:value-type="float">
            <text:p>1.04E-01</text:p>
          </table:table-cell>
          <table:table-cell office:value-type="float" office:value="0.0005904" calcext:value-type="float">
            <text:p>5.90E-04</text:p>
          </table:table-cell>
          <table:table-cell office:value-type="float" office:value="0.1037896" calcext:value-type="float">
            <text:p>1.04E-01</text:p>
          </table:table-cell>
          <table:table-cell office:value-type="float" office:value="0.0005887" calcext:value-type="float">
            <text:p>5.89E-04</text:p>
          </table:table-cell>
          <table:table-cell office:value-type="float" office:value="0.0518798" calcext:value-type="float">
            <text:p>5.19E-02</text:p>
          </table:table-cell>
          <table:table-cell office:value-type="float" office:value="0.0004162" calcext:value-type="float">
            <text:p>4.16E-04</text:p>
          </table:table-cell>
          <table:table-cell table:formula="of:=[.A28]/16" office:value-type="float" office:value="-0.0551470588235" calcext:value-type="float">
            <text:p>-0.0551470588</text:p>
          </table:table-cell>
          <table:table-cell table:formula="of:=[.B28]+[.H28]-[.D28]-[.F28]" office:value-type="float" office:value="-0.10402663" calcext:value-type="float">
            <text:p>-0.10402663</text:p>
          </table:table-cell>
          <table:table-cell table:formula="of:=SQRT([.C28]^2+[.E28]^2+[.G28]^2+[.I28]^2)" office:value-type="float" office:value="0.00102119321384349" calcext:value-type="float">
            <text:p>0.0010211932</text:p>
          </table:table-cell>
        </table:table-row>
        <table:table-row table:style-name="ro1">
          <table:table-cell office:value-type="float" office:value="-0.0588235294118" calcext:value-type="float">
            <text:p>-0.0588235294</text:p>
          </table:table-cell>
          <table:table-cell office:value-type="float" office:value="0.2471435" calcext:value-type="float">
            <text:p>2.47E-01</text:p>
          </table:table-cell>
          <table:table-cell office:value-type="float" office:value="0.001037" calcext:value-type="float">
            <text:p>1.04E-03</text:p>
          </table:table-cell>
          <table:table-cell office:value-type="float" office:value="0.250887" calcext:value-type="float">
            <text:p>2.51E-01</text:p>
          </table:table-cell>
          <table:table-cell office:value-type="float" office:value="0.001044" calcext:value-type="float">
            <text:p>1.04E-03</text:p>
          </table:table-cell>
          <table:table-cell office:value-type="float" office:value="0.2520348" calcext:value-type="float">
            <text:p>2.52E-01</text:p>
          </table:table-cell>
          <table:table-cell office:value-type="float" office:value="0.001047" calcext:value-type="float">
            <text:p>1.05E-03</text:p>
          </table:table-cell>
          <table:table-cell office:value-type="float" office:value="0.2472087" calcext:value-type="float">
            <text:p>2.47E-01</text:p>
          </table:table-cell>
          <table:table-cell office:value-type="float" office:value="0.001037" calcext:value-type="float">
            <text:p>1.04E-03</text:p>
          </table:table-cell>
          <table:table-cell table:formula="of:=[.A29]/16" office:value-type="float" office:value="-0.0036764705882375" calcext:value-type="float">
            <text:p>-0.0036764706</text:p>
          </table:table-cell>
          <table:table-cell table:formula="of:=[.B29]+[.H29]-[.D29]-[.F29]" office:value-type="float" office:value="-0.00856960000000001" calcext:value-type="float">
            <text:p>-0.0085696</text:p>
          </table:table-cell>
          <table:table-cell table:formula="of:=SQRT([.C29]^2+[.E29]^2+[.G29]^2+[.I29]^2)" office:value-type="float" office:value="0.00208251842728942" calcext:value-type="float">
            <text:p>0.0020825184</text:p>
          </table:table-cell>
        </table:table-row>
        <table:table-row table:style-name="ro1">
          <table:table-cell office:value-type="float" office:value="0.0588235294118" calcext:value-type="float">
            <text:p>0.0588235294</text:p>
          </table:table-cell>
          <table:table-cell office:value-type="float" office:value="0.250841" calcext:value-type="float">
            <text:p>2.51E-01</text:p>
          </table:table-cell>
          <table:table-cell office:value-type="float" office:value="0.001045" calcext:value-type="float">
            <text:p>1.05E-03</text:p>
          </table:table-cell>
          <table:table-cell office:value-type="float" office:value="0.2478911" calcext:value-type="float">
            <text:p>2.48E-01</text:p>
          </table:table-cell>
          <table:table-cell office:value-type="float" office:value="0.001039" calcext:value-type="float">
            <text:p>1.04E-03</text:p>
          </table:table-cell>
          <table:table-cell office:value-type="float" office:value="0.2489237" calcext:value-type="float">
            <text:p>2.49E-01</text:p>
          </table:table-cell>
          <table:table-cell office:value-type="float" office:value="0.001041" calcext:value-type="float">
            <text:p>1.04E-03</text:p>
          </table:table-cell>
          <table:table-cell office:value-type="float" office:value="0.2505185" calcext:value-type="float">
            <text:p>2.51E-01</text:p>
          </table:table-cell>
          <table:table-cell office:value-type="float" office:value="0.001045" calcext:value-type="float">
            <text:p>1.05E-03</text:p>
          </table:table-cell>
          <table:table-cell table:formula="of:=[.A30]/16" office:value-type="float" office:value="0.0036764705882375" calcext:value-type="float">
            <text:p>0.0036764706</text:p>
          </table:table-cell>
          <table:table-cell table:formula="of:=[.B30]+[.H30]-[.D30]-[.F30]" office:value-type="float" office:value="0.00454469999999998" calcext:value-type="float">
            <text:p>0.0045447</text:p>
          </table:table-cell>
          <table:table-cell table:formula="of:=SQRT([.C30]^2+[.E30]^2+[.G30]^2+[.I30]^2)" office:value-type="float" office:value="0.00208500647481009" calcext:value-type="float">
            <text:p>0.0020850065</text:p>
          </table:table-cell>
        </table:table-row>
        <table:table-row table:style-name="ro1">
          <table:table-cell office:value-type="float" office:value="0.764705882353" calcext:value-type="float">
            <text:p>0.7647058824</text:p>
          </table:table-cell>
          <table:table-cell office:value-type="float" office:value="0.1433609" calcext:value-type="float">
            <text:p>1.43E-01</text:p>
          </table:table-cell>
          <table:table-cell office:value-type="float" office:value="0.0007175" calcext:value-type="float">
            <text:p>7.18E-04</text:p>
          </table:table-cell>
          <table:table-cell office:value-type="float" office:value="0.09881508" calcext:value-type="float">
            <text:p>9.88E-02</text:p>
          </table:table-cell>
          <table:table-cell office:value-type="float" office:value="0.0005957" calcext:value-type="float">
            <text:p>5.96E-04</text:p>
          </table:table-cell>
          <table:table-cell office:value-type="float" office:value="0.09806463" calcext:value-type="float">
            <text:p>9.81E-02</text:p>
          </table:table-cell>
          <table:table-cell office:value-type="float" office:value="0.0005934" calcext:value-type="float">
            <text:p>5.93E-04</text:p>
          </table:table-cell>
          <table:table-cell office:value-type="float" office:value="0.1430952" calcext:value-type="float">
            <text:p>1.43E-01</text:p>
          </table:table-cell>
          <table:table-cell office:value-type="float" office:value="0.0007168" calcext:value-type="float">
            <text:p>7.17E-04</text:p>
          </table:table-cell>
          <table:table-cell table:formula="of:=[.A31]/16" office:value-type="float" office:value="0.0477941176470625" calcext:value-type="float">
            <text:p>0.0477941176</text:p>
          </table:table-cell>
          <table:table-cell table:formula="of:=[.B31]+[.H31]-[.D31]-[.F31]" office:value-type="float" office:value="0.08957639" calcext:value-type="float">
            <text:p>0.08957639</text:p>
          </table:table-cell>
          <table:table-cell table:formula="of:=SQRT([.C31]^2+[.E31]^2+[.G31]^2+[.I31]^2)" office:value-type="float" office:value="0.00131741813407893" calcext:value-type="float">
            <text:p>0.0013174181</text:p>
          </table:table-cell>
        </table:table-row>
        <table:table-row table:style-name="ro1">
          <table:table-cell office:value-type="float" office:value="0.411764705882" calcext:value-type="float">
            <text:p>0.4117647059</text:p>
          </table:table-cell>
          <table:table-cell office:value-type="float" office:value="0.2257107" calcext:value-type="float">
            <text:p>2.26E-01</text:p>
          </table:table-cell>
          <table:table-cell office:value-type="float" office:value="0.0009658" calcext:value-type="float">
            <text:p>9.66E-04</text:p>
          </table:table-cell>
          <table:table-cell office:value-type="float" office:value="0.1997314" calcext:value-type="float">
            <text:p>2.00E-01</text:p>
          </table:table-cell>
          <table:table-cell office:value-type="float" office:value="0.0009085" calcext:value-type="float">
            <text:p>9.09E-04</text:p>
          </table:table-cell>
          <table:table-cell office:value-type="float" office:value="0.1996529" calcext:value-type="float">
            <text:p>2.00E-01</text:p>
          </table:table-cell>
          <table:table-cell office:value-type="float" office:value="0.0009083" calcext:value-type="float">
            <text:p>9.08E-04</text:p>
          </table:table-cell>
          <table:table-cell office:value-type="float" office:value="0.2251942" calcext:value-type="float">
            <text:p>2.25E-01</text:p>
          </table:table-cell>
          <table:table-cell office:value-type="float" office:value="0.0009647" calcext:value-type="float">
            <text:p>9.65E-04</text:p>
          </table:table-cell>
          <table:table-cell table:formula="of:=[.A32]/16" office:value-type="float" office:value="0.025735294117625" calcext:value-type="float">
            <text:p>0.0257352941</text:p>
          </table:table-cell>
          <table:table-cell table:formula="of:=[.B32]+[.H32]-[.D32]-[.F32]" office:value-type="float" office:value="0.0515205999999999" calcext:value-type="float">
            <text:p>0.0515206</text:p>
          </table:table-cell>
          <table:table-cell table:formula="of:=SQRT([.C32]^2+[.E32]^2+[.G32]^2+[.I32]^2)" office:value-type="float" office:value="0.00187451243527484" calcext:value-type="float">
            <text:p>0.0018745124</text:p>
          </table:table-cell>
        </table:table-row>
        <table:table-row table:style-name="ro1">
          <table:table-cell office:value-type="float" office:value="0.529411764706" calcext:value-type="float">
            <text:p>0.5294117647</text:p>
          </table:table-cell>
          <table:table-cell office:value-type="float" office:value="0.203745" calcext:value-type="float">
            <text:p>2.04E-01</text:p>
          </table:table-cell>
          <table:table-cell office:value-type="float" office:value="0.000901" calcext:value-type="float">
            <text:p>9.01E-04</text:p>
          </table:table-cell>
          <table:table-cell office:value-type="float" office:value="0.1726016" calcext:value-type="float">
            <text:p>1.73E-01</text:p>
          </table:table-cell>
          <table:table-cell office:value-type="float" office:value="0.0008293" calcext:value-type="float">
            <text:p>8.29E-04</text:p>
          </table:table-cell>
          <table:table-cell office:value-type="float" office:value="0.1729283" calcext:value-type="float">
            <text:p>1.73E-01</text:p>
          </table:table-cell>
          <table:table-cell office:value-type="float" office:value="0.00083" calcext:value-type="float">
            <text:p>8.30E-04</text:p>
          </table:table-cell>
          <table:table-cell office:value-type="float" office:value="0.2035737" calcext:value-type="float">
            <text:p>2.04E-01</text:p>
          </table:table-cell>
          <table:table-cell office:value-type="float" office:value="0.0009006" calcext:value-type="float">
            <text:p>9.01E-04</text:p>
          </table:table-cell>
          <table:table-cell table:formula="of:=[.A33]/16" office:value-type="float" office:value="0.033088235294125" calcext:value-type="float">
            <text:p>0.0330882353</text:p>
          </table:table-cell>
          <table:table-cell table:formula="of:=[.B33]+[.H33]-[.D33]-[.F33]" office:value-type="float" office:value="0.0617888" calcext:value-type="float">
            <text:p>0.0617888</text:p>
          </table:table-cell>
          <table:table-cell table:formula="of:=SQRT([.C33]^2+[.E33]^2+[.G33]^2+[.I33]^2)" office:value-type="float" office:value="0.00173191219465653" calcext:value-type="float">
            <text:p>0.0017319122</text:p>
          </table:table-cell>
        </table:table-row>
        <table:table-row table:style-name="ro1">
          <table:table-cell office:value-type="float" office:value="-0.529411764706" calcext:value-type="float">
            <text:p>-0.5294117647</text:p>
          </table:table-cell>
          <table:table-cell office:value-type="float" office:value="0.1733014" calcext:value-type="float">
            <text:p>1.73E-01</text:p>
          </table:table-cell>
          <table:table-cell office:value-type="float" office:value="0.0008318" calcext:value-type="float">
            <text:p>8.32E-04</text:p>
          </table:table-cell>
          <table:table-cell office:value-type="float" office:value="0.2036128" calcext:value-type="float">
            <text:p>2.04E-01</text:p>
          </table:table-cell>
          <table:table-cell office:value-type="float" office:value="0.0009016" calcext:value-type="float">
            <text:p>9.02E-04</text:p>
          </table:table-cell>
          <table:table-cell office:value-type="float" office:value="0.2040279" calcext:value-type="float">
            <text:p>2.04E-01</text:p>
          </table:table-cell>
          <table:table-cell office:value-type="float" office:value="0.0009025" calcext:value-type="float">
            <text:p>9.03E-04</text:p>
          </table:table-cell>
          <table:table-cell office:value-type="float" office:value="0.1728463" calcext:value-type="float">
            <text:p>1.73E-01</text:p>
          </table:table-cell>
          <table:table-cell office:value-type="float" office:value="0.0008307" calcext:value-type="float">
            <text:p>8.31E-04</text:p>
          </table:table-cell>
          <table:table-cell table:formula="of:=[.A34]/16" office:value-type="float" office:value="-0.033088235294125" calcext:value-type="float">
            <text:p>-0.0330882353</text:p>
          </table:table-cell>
          <table:table-cell table:formula="of:=[.B34]+[.H34]-[.D34]-[.F34]" office:value-type="float" office:value="-0.061493" calcext:value-type="float">
            <text:p>-0.061493</text:p>
          </table:table-cell>
          <table:table-cell table:formula="of:=SQRT([.C34]^2+[.E34]^2+[.G34]^2+[.I34]^2)" office:value-type="float" office:value="0.00173474567011997" calcext:value-type="float">
            <text:p>0.0017347457</text:p>
          </table:table-cell>
        </table:table-row>
        <table:table-row table:style-name="ro1">
          <table:table-cell office:value-type="float" office:value="0.647058823529" calcext:value-type="float">
            <text:p>0.6470588235</text:p>
          </table:table-cell>
          <table:table-cell office:value-type="float" office:value="0.1757219" calcext:value-type="float">
            <text:p>1.76E-01</text:p>
          </table:table-cell>
          <table:table-cell office:value-type="float" office:value="0.0008182" calcext:value-type="float">
            <text:p>8.18E-04</text:p>
          </table:table-cell>
          <table:table-cell office:value-type="float" office:value="0.1386857" calcext:value-type="float">
            <text:p>1.39E-01</text:p>
          </table:table-cell>
          <table:table-cell office:value-type="float" office:value="0.0007269" calcext:value-type="float">
            <text:p>7.27E-04</text:p>
          </table:table-cell>
          <table:table-cell office:value-type="float" office:value="0.1386095" calcext:value-type="float">
            <text:p>1.39E-01</text:p>
          </table:table-cell>
          <table:table-cell office:value-type="float" office:value="0.0007267" calcext:value-type="float">
            <text:p>7.27E-04</text:p>
          </table:table-cell>
          <table:table-cell office:value-type="float" office:value="0.1764152" calcext:value-type="float">
            <text:p>1.76E-01</text:p>
          </table:table-cell>
          <table:table-cell office:value-type="float" office:value="0.0008198" calcext:value-type="float">
            <text:p>8.20E-04</text:p>
          </table:table-cell>
          <table:table-cell table:formula="of:=[.A35]/16" office:value-type="float" office:value="0.0404411764705625" calcext:value-type="float">
            <text:p>0.0404411765</text:p>
          </table:table-cell>
          <table:table-cell table:formula="of:=[.B35]+[.H35]-[.D35]-[.F35]" office:value-type="float" office:value="0.0748419" calcext:value-type="float">
            <text:p>0.0748419</text:p>
          </table:table-cell>
          <table:table-cell table:formula="of:=SQRT([.C35]^2+[.E35]^2+[.G35]^2+[.I35]^2)" office:value-type="float" office:value="0.00154854763568965" calcext:value-type="float">
            <text:p>0.0015485476</text:p>
          </table:table-cell>
        </table:table-row>
        <table:table-row table:style-name="ro1">
          <table:table-cell office:value-type="float" office:value="-0.411764705882" calcext:value-type="float">
            <text:p>-0.4117647059</text:p>
          </table:table-cell>
          <table:table-cell office:value-type="float" office:value="0.2009256" calcext:value-type="float">
            <text:p>2.01E-01</text:p>
          </table:table-cell>
          <table:table-cell office:value-type="float" office:value="0.0009112" calcext:value-type="float">
            <text:p>9.11E-04</text:p>
          </table:table-cell>
          <table:table-cell office:value-type="float" office:value="0.2239008" calcext:value-type="float">
            <text:p>2.24E-01</text:p>
          </table:table-cell>
          <table:table-cell office:value-type="float" office:value="0.0009619" calcext:value-type="float">
            <text:p>9.62E-04</text:p>
          </table:table-cell>
          <table:table-cell office:value-type="float" office:value="0.2252645" calcext:value-type="float">
            <text:p>2.25E-01</text:p>
          </table:table-cell>
          <table:table-cell office:value-type="float" office:value="0.0009648" calcext:value-type="float">
            <text:p>9.65E-04</text:p>
          </table:table-cell>
          <table:table-cell office:value-type="float" office:value="0.2014256" calcext:value-type="float">
            <text:p>2.01E-01</text:p>
          </table:table-cell>
          <table:table-cell office:value-type="float" office:value="0.0009123" calcext:value-type="float">
            <text:p>9.12E-04</text:p>
          </table:table-cell>
          <table:table-cell table:formula="of:=[.A36]/16" office:value-type="float" office:value="-0.025735294117625" calcext:value-type="float">
            <text:p>-0.0257352941</text:p>
          </table:table-cell>
          <table:table-cell table:formula="of:=[.B36]+[.H36]-[.D36]-[.F36]" office:value-type="float" office:value="-0.0468141" calcext:value-type="float">
            <text:p>-0.0468141</text:p>
          </table:table-cell>
          <table:table-cell table:formula="of:=SQRT([.C36]^2+[.E36]^2+[.G36]^2+[.I36]^2)" office:value-type="float" office:value="0.00187581112588661" calcext:value-type="float">
            <text:p>0.0018758111</text:p>
          </table:table-cell>
        </table:table-row>
        <table:table-row table:style-name="ro1">
          <table:table-cell office:value-type="float" office:value="0.294117647059" calcext:value-type="float">
            <text:p>0.2941176471</text:p>
          </table:table-cell>
          <table:table-cell office:value-type="float" office:value="0.2386497" calcext:value-type="float">
            <text:p>2.39E-01</text:p>
          </table:table-cell>
          <table:table-cell office:value-type="float" office:value="0.001007" calcext:value-type="float">
            <text:p>1.01E-03</text:p>
          </table:table-cell>
          <table:table-cell office:value-type="float" office:value="0.2224628" calcext:value-type="float">
            <text:p>2.22E-01</text:p>
          </table:table-cell>
          <table:table-cell office:value-type="float" office:value="0.0009719" calcext:value-type="float">
            <text:p>9.72E-04</text:p>
          </table:table-cell>
          <table:table-cell office:value-type="float" office:value="0.2225775" calcext:value-type="float">
            <text:p>2.23E-01</text:p>
          </table:table-cell>
          <table:table-cell office:value-type="float" office:value="0.0009722" calcext:value-type="float">
            <text:p>9.72E-04</text:p>
          </table:table-cell>
          <table:table-cell office:value-type="float" office:value="0.2398217" calcext:value-type="float">
            <text:p>2.40E-01</text:p>
          </table:table-cell>
          <table:table-cell office:value-type="float" office:value="0.001009" calcext:value-type="float">
            <text:p>1.01E-03</text:p>
          </table:table-cell>
          <table:table-cell table:formula="of:=[.A37]/16" office:value-type="float" office:value="0.0183823529411875" calcext:value-type="float">
            <text:p>0.0183823529</text:p>
          </table:table-cell>
          <table:table-cell table:formula="of:=[.B37]+[.H37]-[.D37]-[.F37]" office:value-type="float" office:value="0.0334311" calcext:value-type="float">
            <text:p>0.0334311</text:p>
          </table:table-cell>
          <table:table-cell table:formula="of:=SQRT([.C37]^2+[.E37]^2+[.G37]^2+[.I37]^2)" office:value-type="float" office:value="0.00198037684545139" calcext:value-type="float">
            <text:p>0.0019803768</text:p>
          </table:table-cell>
        </table:table-row>
        <table:table-row table:style-name="ro1">
          <table:table-cell office:value-type="float" office:value="-0.647058823529" calcext:value-type="float">
            <text:p>-0.6470588235</text:p>
          </table:table-cell>
          <table:table-cell office:value-type="float" office:value="0.1392229" calcext:value-type="float">
            <text:p>1.39E-01</text:p>
          </table:table-cell>
          <table:table-cell office:value-type="float" office:value="0.0007283" calcext:value-type="float">
            <text:p>7.28E-04</text:p>
          </table:table-cell>
          <table:table-cell office:value-type="float" office:value="0.1768343" calcext:value-type="float">
            <text:p>1.77E-01</text:p>
          </table:table-cell>
          <table:table-cell office:value-type="float" office:value="0.0008208" calcext:value-type="float">
            <text:p>8.21E-04</text:p>
          </table:table-cell>
          <table:table-cell office:value-type="float" office:value="0.1760724" calcext:value-type="float">
            <text:p>1.76E-01</text:p>
          </table:table-cell>
          <table:table-cell office:value-type="float" office:value="0.000819" calcext:value-type="float">
            <text:p>8.19E-04</text:p>
          </table:table-cell>
          <table:table-cell office:value-type="float" office:value="0.1384305" calcext:value-type="float">
            <text:p>1.38E-01</text:p>
          </table:table-cell>
          <table:table-cell office:value-type="float" office:value="0.0007262" calcext:value-type="float">
            <text:p>7.26E-04</text:p>
          </table:table-cell>
          <table:table-cell table:formula="of:=[.A38]/16" office:value-type="float" office:value="-0.0404411764705625" calcext:value-type="float">
            <text:p>-0.0404411765</text:p>
          </table:table-cell>
          <table:table-cell table:formula="of:=[.B38]+[.H38]-[.D38]-[.F38]" office:value-type="float" office:value="-0.0752533000000001" calcext:value-type="float">
            <text:p>-0.0752533</text:p>
          </table:table-cell>
          <table:table-cell table:formula="of:=SQRT([.C38]^2+[.E38]^2+[.G38]^2+[.I38]^2)" office:value-type="float" office:value="0.00154992289163042" calcext:value-type="float">
            <text:p>0.001549922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05866768" calcext:value-type="float">
            <text:p>5.87E-02</text:p>
          </table:table-cell>
          <table:table-cell office:value-type="float" office:value="0.0004229" calcext:value-type="float">
            <text:p>4.23E-04</text:p>
          </table:table-cell>
          <table:table-cell office:value-type="float" office:value="0.05897866" calcext:value-type="float">
            <text:p>5.90E-02</text:p>
          </table:table-cell>
          <table:table-cell office:value-type="float" office:value="0.000424" calcext:value-type="float">
            <text:p>4.24E-04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.A39]/16" office:value-type="float" office:value="-0.0625" calcext:value-type="float">
            <text:p>-0.0625</text:p>
          </table:table-cell>
          <table:table-cell table:formula="of:=[.B39]+[.H39]-[.D39]-[.F39]" office:value-type="float" office:value="-0.11764634" calcext:value-type="float">
            <text:p>-0.11764634</text:p>
          </table:table-cell>
          <table:table-cell table:formula="of:=SQRT([.C39]^2+[.E39]^2+[.G39]^2+[.I39]^2)" office:value-type="float" office:value="0.000598849238122584" calcext:value-type="float">
            <text:p>0.0005988492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float" office:value="0.176470588235" calcext:value-type="float">
            <text:p>0.1764705882</text:p>
          </table:table-cell>
          <table:table-cell office:value-type="float" office:value="0.1728117" calcext:value-type="float">
            <text:p>1.73E-01</text:p>
          </table:table-cell>
          <table:table-cell office:value-type="float" office:value="0.001059" calcext:value-type="float">
            <text:p>1.06E-03</text:p>
          </table:table-cell>
          <table:table-cell office:value-type="float" office:value="0.1681169" calcext:value-type="float">
            <text:p>1.68E-01</text:p>
          </table:table-cell>
          <table:table-cell office:value-type="float" office:value="0.001045" calcext:value-type="float">
            <text:p>1.05E-03</text:p>
          </table:table-cell>
          <table:table-cell office:value-type="float" office:value="0.2102922" calcext:value-type="float">
            <text:p>2.10E-01</text:p>
          </table:table-cell>
          <table:table-cell office:value-type="float" office:value="0.001169" calcext:value-type="float">
            <text:p>1.17E-03</text:p>
          </table:table-cell>
          <table:table-cell office:value-type="float" office:value="0.2135844" calcext:value-type="float">
            <text:p>2.14E-01</text:p>
          </table:table-cell>
          <table:table-cell office:value-type="float" office:value="0.001178" calcext:value-type="float">
            <text:p>1.18E-03</text:p>
          </table:table-cell>
          <table:table-cell table:formula="of:=[.A41]/32" office:value-type="float" office:value="0.00551470588234375" calcext:value-type="float">
            <text:p>0.0055147059</text:p>
          </table:table-cell>
          <table:table-cell table:formula="of:=[.B41]+[.H41]-[.D41]-[.F41]" office:value-type="float" office:value="0.00798699999999999" calcext:value-type="float">
            <text:p>0.007987</text:p>
          </table:table-cell>
          <table:table-cell table:formula="of:=SQRT([.C41]^2+[.E41]^2+[.G41]^2+[.I41]^2)" office:value-type="float" office:value="0.00222884521669855" calcext:value-type="float">
            <text:p>0.0022288452</text:p>
          </table:table-cell>
        </table:table-row>
        <table:table-row table:style-name="ro1">
          <table:table-cell office:value-type="float" office:value="0.882352941176" calcext:value-type="float">
            <text:p>0.8823529412</text:p>
          </table:table-cell>
          <table:table-cell office:value-type="float" office:value="0.04985279" calcext:value-type="float">
            <text:p>4.99E-02</text:p>
          </table:table-cell>
          <table:table-cell office:value-type="float" office:value="0.0005031" calcext:value-type="float">
            <text:p>5.03E-04</text:p>
          </table:table-cell>
          <table:table-cell office:value-type="float" office:value="0.0300203" calcext:value-type="float">
            <text:p>3.00E-02</text:p>
          </table:table-cell>
          <table:table-cell office:value-type="float" office:value="0.0003904" calcext:value-type="float">
            <text:p>3.90E-04</text:p>
          </table:table-cell>
          <table:table-cell office:value-type="float" office:value="0.05280711" calcext:value-type="float">
            <text:p>5.28E-02</text:p>
          </table:table-cell>
          <table:table-cell office:value-type="float" office:value="0.0005177" calcext:value-type="float">
            <text:p>5.18E-04</text:p>
          </table:table-cell>
          <table:table-cell office:value-type="float" office:value="0.07219289" calcext:value-type="float">
            <text:p>7.22E-02</text:p>
          </table:table-cell>
          <table:table-cell office:value-type="float" office:value="0.0006054" calcext:value-type="float">
            <text:p>6.05E-04</text:p>
          </table:table-cell>
          <table:table-cell table:formula="of:=[.A42]/32" office:value-type="float" office:value="0.02757352941175" calcext:value-type="float">
            <text:p>0.0275735294</text:p>
          </table:table-cell>
          <table:table-cell table:formula="of:=[.B42]+[.H42]-[.D42]-[.F42]" office:value-type="float" office:value="0.03921827" calcext:value-type="float">
            <text:p>0.03921827</text:p>
          </table:table-cell>
          <table:table-cell table:formula="of:=SQRT([.C42]^2+[.E42]^2+[.G42]^2+[.I42]^2)" office:value-type="float" office:value="0.00101982558312684" calcext:value-type="float">
            <text:p>0.0010198256</text:p>
          </table:table-cell>
        </table:table-row>
        <table:table-row table:style-name="ro1">
          <table:table-cell office:value-type="float" office:value="-0.294117647059" calcext:value-type="float">
            <text:p>-0.2941176471</text:p>
          </table:table-cell>
          <table:table-cell office:value-type="float" office:value="0.1834175" calcext:value-type="float">
            <text:p>1.83E-01</text:p>
          </table:table-cell>
          <table:table-cell office:value-type="float" office:value="0.00109" calcext:value-type="float">
            <text:p>1.09E-03</text:p>
          </table:table-cell>
          <table:table-cell office:value-type="float" office:value="0.1879676" calcext:value-type="float">
            <text:p>1.88E-01</text:p>
          </table:table-cell>
          <table:table-cell office:value-type="float" office:value="0.001103" calcext:value-type="float">
            <text:p>1.10E-03</text:p>
          </table:table-cell>
          <table:table-cell office:value-type="float" office:value="0.1985955" calcext:value-type="float">
            <text:p>1.99E-01</text:p>
          </table:table-cell>
          <table:table-cell office:value-type="float" office:value="0.001134" calcext:value-type="float">
            <text:p>1.13E-03</text:p>
          </table:table-cell>
          <table:table-cell office:value-type="float" office:value="0.192589" calcext:value-type="float">
            <text:p>1.93E-01</text:p>
          </table:table-cell>
          <table:table-cell office:value-type="float" office:value="0.001116" calcext:value-type="float">
            <text:p>1.12E-03</text:p>
          </table:table-cell>
          <table:table-cell table:formula="of:=[.A43]/32" office:value-type="float" office:value="-0.00919117647059375" calcext:value-type="float">
            <text:p>-0.0091911765</text:p>
          </table:table-cell>
          <table:table-cell table:formula="of:=[.B43]+[.H43]-[.D43]-[.F43]" office:value-type="float" office:value="-0.0105566" calcext:value-type="float">
            <text:p>-0.0105566</text:p>
          </table:table-cell>
          <table:table-cell table:formula="of:=SQRT([.C43]^2+[.E43]^2+[.G43]^2+[.I43]^2)" office:value-type="float" office:value="0.00222173828341684" calcext:value-type="float">
            <text:p>0.0022217383</text:p>
          </table:table-cell>
        </table:table-row>
        <table:table-row table:style-name="ro1">
          <table:table-cell office:value-type="float" office:value="-0.764705882353" calcext:value-type="float">
            <text:p>-0.7647058824</text:p>
          </table:table-cell>
          <table:table-cell office:value-type="float" office:value="0.09460541" calcext:value-type="float">
            <text:p>9.46E-02</text:p>
          </table:table-cell>
          <table:table-cell office:value-type="float" office:value="0.0007151" calcext:value-type="float">
            <text:p>7.15E-04</text:p>
          </table:table-cell>
          <table:table-cell office:value-type="float" office:value="0.1118324" calcext:value-type="float">
            <text:p>1.12E-01</text:p>
          </table:table-cell>
          <table:table-cell office:value-type="float" office:value="0.0007775" calcext:value-type="float">
            <text:p>7.78E-04</text:p>
          </table:table-cell>
          <table:table-cell office:value-type="float" office:value="0.1076973" calcext:value-type="float">
            <text:p>1.08E-01</text:p>
          </table:table-cell>
          <table:table-cell office:value-type="float" office:value="0.000763" calcext:value-type="float">
            <text:p>7.63E-04</text:p>
          </table:table-cell>
          <table:table-cell office:value-type="float" office:value="0.09225405" calcext:value-type="float">
            <text:p>9.23E-02</text:p>
          </table:table-cell>
          <table:table-cell office:value-type="float" office:value="0.0007062" calcext:value-type="float">
            <text:p>7.06E-04</text:p>
          </table:table-cell>
          <table:table-cell table:formula="of:=[.A44]/32" office:value-type="float" office:value="-0.0238970588235312" calcext:value-type="float">
            <text:p>-0.0238970588</text:p>
          </table:table-cell>
          <table:table-cell table:formula="of:=[.B44]+[.H44]-[.D44]-[.F44]" office:value-type="float" office:value="-0.03267024" calcext:value-type="float">
            <text:p>-0.03267024</text:p>
          </table:table-cell>
          <table:table-cell table:formula="of:=SQRT([.C44]^2+[.E44]^2+[.G44]^2+[.I44]^2)" office:value-type="float" office:value="0.00148214766470821" calcext:value-type="float">
            <text:p>0.0014821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11982" calcext:value-type="float">
            <text:p>2.21E-02</text:p>
          </table:table-cell>
          <table:table-cell office:value-type="float" office:value="0.0003193" calcext:value-type="float">
            <text:p>3.19E-04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02212903" calcext:value-type="float">
            <text:p>2.21E-02</text:p>
          </table:table-cell>
          <table:table-cell office:value-type="float" office:value="0.0003193" calcext:value-type="float">
            <text:p>3.19E-04</text:p>
          </table:table-cell>
          <table:table-cell table:formula="of:=[.A45]/32" office:value-type="float" office:value="0.03125" calcext:value-type="float">
            <text:p>0.03125</text:p>
          </table:table-cell>
          <table:table-cell table:formula="of:=[.B45]+[.H45]-[.D45]-[.F45]" office:value-type="float" office:value="0.04424885" calcext:value-type="float">
            <text:p>0.04424885</text:p>
          </table:table-cell>
          <table:table-cell table:formula="of:=SQRT([.C45]^2+[.E45]^2+[.G45]^2+[.I45]^2)" office:value-type="float" office:value="0.000451558390465729" calcext:value-type="float">
            <text:p>0.0004515584</text:p>
          </table:table-cell>
        </table:table-row>
        <table:table-row table:style-name="ro1">
          <table:table-cell office:value-type="float" office:value="-0.176470588235" calcext:value-type="float">
            <text:p>-0.1764705882</text:p>
          </table:table-cell>
          <table:table-cell office:value-type="float" office:value="0.1885639" calcext:value-type="float">
            <text:p>1.89E-01</text:p>
          </table:table-cell>
          <table:table-cell office:value-type="float" office:value="0.001112" calcext:value-type="float">
            <text:p>1.11E-03</text:p>
          </table:table-cell>
          <table:table-cell office:value-type="float" office:value="0.1899869" calcext:value-type="float">
            <text:p>1.90E-01</text:p>
          </table:table-cell>
          <table:table-cell office:value-type="float" office:value="0.001116" calcext:value-type="float">
            <text:p>1.12E-03</text:p>
          </table:table-cell>
          <table:table-cell office:value-type="float" office:value="0.2074885" calcext:value-type="float">
            <text:p>2.07E-01</text:p>
          </table:table-cell>
          <table:table-cell office:value-type="float" office:value="0.001166" calcext:value-type="float">
            <text:p>1.17E-03</text:p>
          </table:table-cell>
          <table:table-cell office:value-type="float" office:value="0.2051344" calcext:value-type="float">
            <text:p>2.05E-01</text:p>
          </table:table-cell>
          <table:table-cell office:value-type="float" office:value="0.00116" calcext:value-type="float">
            <text:p>1.16E-03</text:p>
          </table:table-cell>
          <table:table-cell table:formula="of:=[.A46]/32" office:value-type="float" office:value="-0.00551470588234375" calcext:value-type="float">
            <text:p>-0.0055147059</text:p>
          </table:table-cell>
          <table:table-cell table:formula="of:=[.B46]+[.H46]-[.D46]-[.F46]" office:value-type="float" office:value="-0.00377710000000003" calcext:value-type="float">
            <text:p>-0.0037771</text:p>
          </table:table-cell>
          <table:table-cell table:formula="of:=SQRT([.C46]^2+[.E46]^2+[.G46]^2+[.I46]^2)" office:value-type="float" office:value="0.0022775328757232" calcext:value-type="float">
            <text:p>0.0022775329</text:p>
          </table:table-cell>
        </table:table-row>
        <table:table-row table:style-name="ro1">
          <table:table-cell office:value-type="float" office:value="-0.882352941176" calcext:value-type="float">
            <text:p>-0.8823529412</text:p>
          </table:table-cell>
          <table:table-cell office:value-type="float" office:value="0.05222494" calcext:value-type="float">
            <text:p>5.22E-02</text:p>
          </table:table-cell>
          <table:table-cell office:value-type="float" office:value="0.0005054" calcext:value-type="float">
            <text:p>5.05E-04</text:p>
          </table:table-cell>
          <table:table-cell office:value-type="float" office:value="0.07098289" calcext:value-type="float">
            <text:p>7.10E-02</text:p>
          </table:table-cell>
          <table:table-cell office:value-type="float" office:value="0.0005892" calcext:value-type="float">
            <text:p>5.89E-04</text:p>
          </table:table-cell>
          <table:table-cell office:value-type="float" office:value="0.06930562" calcext:value-type="float">
            <text:p>6.93E-02</text:p>
          </table:table-cell>
          <table:table-cell office:value-type="float" office:value="0.0005822" calcext:value-type="float">
            <text:p>5.82E-04</text:p>
          </table:table-cell>
          <table:table-cell office:value-type="float" office:value="0.0507335" calcext:value-type="float">
            <text:p>5.07E-02</text:p>
          </table:table-cell>
          <table:table-cell office:value-type="float" office:value="0.0004981" calcext:value-type="float">
            <text:p>4.98E-04</text:p>
          </table:table-cell>
          <table:table-cell table:formula="of:=[.A47]/32" office:value-type="float" office:value="-0.02757352941175" calcext:value-type="float">
            <text:p>-0.0275735294</text:p>
          </table:table-cell>
          <table:table-cell table:formula="of:=[.B47]+[.H47]-[.D47]-[.F47]" office:value-type="float" office:value="-0.03733007" calcext:value-type="float">
            <text:p>-0.03733007</text:p>
          </table:table-cell>
          <table:table-cell table:formula="of:=SQRT([.C47]^2+[.E47]^2+[.G47]^2+[.I47]^2)" office:value-type="float" office:value="0.00109070905836525" calcext:value-type="float">
            <text:p>0.0010907091</text:p>
          </table:table-cell>
        </table:table-row>
        <table:table-row table:style-name="ro1">
          <table:table-cell office:value-type="float" office:value="-0.0588235294118" calcext:value-type="float">
            <text:p>-0.0588235294</text:p>
          </table:table-cell>
          <table:table-cell office:value-type="float" office:value="0.1879474" calcext:value-type="float">
            <text:p>1.88E-01</text:p>
          </table:table-cell>
          <table:table-cell office:value-type="float" office:value="0.001112" calcext:value-type="float">
            <text:p>1.11E-03</text:p>
          </table:table-cell>
          <table:table-cell office:value-type="float" office:value="0.187125" calcext:value-type="float">
            <text:p>1.87E-01</text:p>
          </table:table-cell>
          <table:table-cell office:value-type="float" office:value="0.00111" calcext:value-type="float">
            <text:p>1.11E-03</text:p>
          </table:table-cell>
          <table:table-cell office:value-type="float" office:value="0.2117368" calcext:value-type="float">
            <text:p>2.12E-01</text:p>
          </table:table-cell>
          <table:table-cell office:value-type="float" office:value="0.00118" calcext:value-type="float">
            <text:p>1.18E-03</text:p>
          </table:table-cell>
          <table:table-cell office:value-type="float" office:value="0.2134803" calcext:value-type="float">
            <text:p>2.13E-01</text:p>
          </table:table-cell>
          <table:table-cell office:value-type="float" office:value="0.001185" calcext:value-type="float">
            <text:p>1.19E-03</text:p>
          </table:table-cell>
          <table:table-cell table:formula="of:=[.A48]/32" office:value-type="float" office:value="-0.00183823529411875" calcext:value-type="float">
            <text:p>-0.0018382353</text:p>
          </table:table-cell>
          <table:table-cell table:formula="of:=[.B48]+[.H48]-[.D48]-[.F48]" office:value-type="float" office:value="0.00256589999999995" calcext:value-type="float">
            <text:p>0.0025659</text:p>
          </table:table-cell>
          <table:table-cell table:formula="of:=SQRT([.C48]^2+[.E48]^2+[.G48]^2+[.I48]^2)" office:value-type="float" office:value="0.00229461739730178" calcext:value-type="float">
            <text:p>0.0022946174</text:p>
          </table:table-cell>
        </table:table-row>
        <table:table-row table:style-name="ro1">
          <table:table-cell office:value-type="float" office:value="0.0588235294118" calcext:value-type="float">
            <text:p>0.0588235294</text:p>
          </table:table-cell>
          <table:table-cell office:value-type="float" office:value="0.1824145" calcext:value-type="float">
            <text:p>1.82E-01</text:p>
          </table:table-cell>
          <table:table-cell office:value-type="float" office:value="0.001095" calcext:value-type="float">
            <text:p>1.10E-03</text:p>
          </table:table-cell>
          <table:table-cell office:value-type="float" office:value="0.1798947" calcext:value-type="float">
            <text:p>1.80E-01</text:p>
          </table:table-cell>
          <table:table-cell office:value-type="float" office:value="0.001088" calcext:value-type="float">
            <text:p>1.09E-03</text:p>
          </table:table-cell>
          <table:table-cell office:value-type="float" office:value="0.214" calcext:value-type="float">
            <text:p>2.14E-01</text:p>
          </table:table-cell>
          <table:table-cell office:value-type="float" office:value="0.001187" calcext:value-type="float">
            <text:p>1.19E-03</text:p>
          </table:table-cell>
          <table:table-cell office:value-type="float" office:value="0.2140197" calcext:value-type="float">
            <text:p>2.14E-01</text:p>
          </table:table-cell>
          <table:table-cell office:value-type="float" office:value="0.001187" calcext:value-type="float">
            <text:p>1.19E-03</text:p>
          </table:table-cell>
          <table:table-cell table:formula="of:=[.A49]/32" office:value-type="float" office:value="0.00183823529411875" calcext:value-type="float">
            <text:p>0.0018382353</text:p>
          </table:table-cell>
          <table:table-cell table:formula="of:=[.B49]+[.H49]-[.D49]-[.F49]" office:value-type="float" office:value="0.00253949999999997" calcext:value-type="float">
            <text:p>0.0025395</text:p>
          </table:table-cell>
          <table:table-cell table:formula="of:=SQRT([.C49]^2+[.E49]^2+[.G49]^2+[.I49]^2)" office:value-type="float" office:value="0.00228050586493436" calcext:value-type="float">
            <text:p>0.0022805059</text:p>
          </table:table-cell>
        </table:table-row>
        <table:table-row table:style-name="ro1">
          <table:table-cell office:value-type="float" office:value="0.764705882353" calcext:value-type="float">
            <text:p>0.7647058824</text:p>
          </table:table-cell>
          <table:table-cell office:value-type="float" office:value="0.07609809" calcext:value-type="float">
            <text:p>7.61E-02</text:p>
          </table:table-cell>
          <table:table-cell office:value-type="float" office:value="0.000644" calcext:value-type="float">
            <text:p>6.44E-04</text:p>
          </table:table-cell>
          <table:table-cell office:value-type="float" office:value="0.05932425" calcext:value-type="float">
            <text:p>5.93E-02</text:p>
          </table:table-cell>
          <table:table-cell office:value-type="float" office:value="0.0005686" calcext:value-type="float">
            <text:p>5.69E-04</text:p>
          </table:table-cell>
          <table:table-cell office:value-type="float" office:value="0.09570572" calcext:value-type="float">
            <text:p>9.57E-02</text:p>
          </table:table-cell>
          <table:table-cell office:value-type="float" office:value="0.0007222" calcext:value-type="float">
            <text:p>7.22E-04</text:p>
          </table:table-cell>
          <table:table-cell office:value-type="float" office:value="0.1136785" calcext:value-type="float">
            <text:p>1.14E-01</text:p>
          </table:table-cell>
          <table:table-cell office:value-type="float" office:value="0.0007871" calcext:value-type="float">
            <text:p>7.87E-04</text:p>
          </table:table-cell>
          <table:table-cell table:formula="of:=[.A50]/32" office:value-type="float" office:value="0.0238970588235312" calcext:value-type="float">
            <text:p>0.0238970588</text:p>
          </table:table-cell>
          <table:table-cell table:formula="of:=[.B50]+[.H50]-[.D50]-[.F50]" office:value-type="float" office:value="0.03474662" calcext:value-type="float">
            <text:p>0.03474662</text:p>
          </table:table-cell>
          <table:table-cell table:formula="of:=SQRT([.C50]^2+[.E50]^2+[.G50]^2+[.I50]^2)" office:value-type="float" office:value="0.00137081771581783" calcext:value-type="float">
            <text:p>0.0013708177</text:p>
          </table:table-cell>
        </table:table-row>
        <table:table-row table:style-name="ro1">
          <table:table-cell office:value-type="float" office:value="0.411764705882" calcext:value-type="float">
            <text:p>0.4117647059</text:p>
          </table:table-cell>
          <table:table-cell office:value-type="float" office:value="0.1411713" calcext:value-type="float">
            <text:p>1.41E-01</text:p>
          </table:table-cell>
          <table:table-cell office:value-type="float" office:value="0.0009379" calcext:value-type="float">
            <text:p>9.38E-04</text:p>
          </table:table-cell>
          <table:table-cell office:value-type="float" office:value="0.1315389" calcext:value-type="float">
            <text:p>1.32E-01</text:p>
          </table:table-cell>
          <table:table-cell office:value-type="float" office:value="0.0009053" calcext:value-type="float">
            <text:p>9.05E-04</text:p>
          </table:table-cell>
          <table:table-cell office:value-type="float" office:value="0.1828847" calcext:value-type="float">
            <text:p>1.83E-01</text:p>
          </table:table-cell>
          <table:table-cell office:value-type="float" office:value="0.001067" calcext:value-type="float">
            <text:p>1.07E-03</text:p>
          </table:table-cell>
          <table:table-cell office:value-type="float" office:value="0.1932336" calcext:value-type="float">
            <text:p>1.93E-01</text:p>
          </table:table-cell>
          <table:table-cell office:value-type="float" office:value="0.001097" calcext:value-type="float">
            <text:p>1.10E-03</text:p>
          </table:table-cell>
          <table:table-cell table:formula="of:=[.A51]/32" office:value-type="float" office:value="0.0128676470588125" calcext:value-type="float">
            <text:p>0.0128676471</text:p>
          </table:table-cell>
          <table:table-cell table:formula="of:=[.B51]+[.H51]-[.D51]-[.F51]" office:value-type="float" office:value="0.0199813" calcext:value-type="float">
            <text:p>0.0199813</text:p>
          </table:table-cell>
          <table:table-cell table:formula="of:=SQRT([.C51]^2+[.E51]^2+[.G51]^2+[.I51]^2)" office:value-type="float" office:value="0.00201025433714244" calcext:value-type="float">
            <text:p>0.0020102543</text:p>
          </table:table-cell>
        </table:table-row>
        <table:table-row table:style-name="ro1">
          <table:table-cell office:value-type="float" office:value="0.529411764706" calcext:value-type="float">
            <text:p>0.5294117647</text:p>
          </table:table-cell>
          <table:table-cell office:value-type="float" office:value="0.1219036" calcext:value-type="float">
            <text:p>1.22E-01</text:p>
          </table:table-cell>
          <table:table-cell office:value-type="float" office:value="0.0008569" calcext:value-type="float">
            <text:p>8.57E-04</text:p>
          </table:table-cell>
          <table:table-cell office:value-type="float" office:value="0.1109337" calcext:value-type="float">
            <text:p>1.11E-01</text:p>
          </table:table-cell>
          <table:table-cell office:value-type="float" office:value="0.0008175" calcext:value-type="float">
            <text:p>8.18E-04</text:p>
          </table:table-cell>
          <table:table-cell office:value-type="float" office:value="0.1616988" calcext:value-type="float">
            <text:p>1.62E-01</text:p>
          </table:table-cell>
          <table:table-cell office:value-type="float" office:value="0.000987" calcext:value-type="float">
            <text:p>9.87E-04</text:p>
          </table:table-cell>
          <table:table-cell office:value-type="float" office:value="0.1722711" calcext:value-type="float">
            <text:p>1.72E-01</text:p>
          </table:table-cell>
          <table:table-cell office:value-type="float" office:value="0.001019" calcext:value-type="float">
            <text:p>1.02E-03</text:p>
          </table:table-cell>
          <table:table-cell table:formula="of:=[.A52]/32" office:value-type="float" office:value="0.0165441176470625" calcext:value-type="float">
            <text:p>0.0165441176</text:p>
          </table:table-cell>
          <table:table-cell table:formula="of:=[.B52]+[.H52]-[.D52]-[.F52]" office:value-type="float" office:value="0.0215422" calcext:value-type="float">
            <text:p>0.0215422</text:p>
          </table:table-cell>
          <table:table-cell table:formula="of:=SQRT([.C52]^2+[.E52]^2+[.G52]^2+[.I52]^2)" office:value-type="float" office:value="0.00184800266774699" calcext:value-type="float">
            <text:p>0.0018480027</text:p>
          </table:table-cell>
        </table:table-row>
        <table:table-row table:style-name="ro1">
          <table:table-cell office:value-type="float" office:value="-0.529411764706" calcext:value-type="float">
            <text:p>-0.5294117647</text:p>
          </table:table-cell>
          <table:table-cell office:value-type="float" office:value="0.1542324" calcext:value-type="float">
            <text:p>1.54E-01</text:p>
          </table:table-cell>
          <table:table-cell office:value-type="float" office:value="0.0009712" calcext:value-type="float">
            <text:p>9.71E-04</text:p>
          </table:table-cell>
          <table:table-cell office:value-type="float" office:value="0.1660428" calcext:value-type="float">
            <text:p>1.66E-01</text:p>
          </table:table-cell>
          <table:table-cell office:value-type="float" office:value="0.001008" calcext:value-type="float">
            <text:p>1.01E-03</text:p>
          </table:table-cell>
          <table:table-cell office:value-type="float" office:value="0.1623731" calcext:value-type="float">
            <text:p>1.62E-01</text:p>
          </table:table-cell>
          <table:table-cell office:value-type="float" office:value="0.0009965" calcext:value-type="float">
            <text:p>9.97E-04</text:p>
          </table:table-cell>
          <table:table-cell office:value-type="float" office:value="0.1544709" calcext:value-type="float">
            <text:p>1.54E-01</text:p>
          </table:table-cell>
          <table:table-cell office:value-type="float" office:value="0.000972" calcext:value-type="float">
            <text:p>9.72E-04</text:p>
          </table:table-cell>
          <table:table-cell table:formula="of:=[.A53]/32" office:value-type="float" office:value="-0.0165441176470625" calcext:value-type="float">
            <text:p>-0.0165441176</text:p>
          </table:table-cell>
          <table:table-cell table:formula="of:=[.B53]+[.H53]-[.D53]-[.F53]" office:value-type="float" office:value="-0.0197126" calcext:value-type="float">
            <text:p>-0.0197126</text:p>
          </table:table-cell>
          <table:table-cell table:formula="of:=SQRT([.C53]^2+[.E53]^2+[.G53]^2+[.I53]^2)" office:value-type="float" office:value="0.00197410478192015" calcext:value-type="float">
            <text:p>0.0019741048</text:p>
          </table:table-cell>
        </table:table-row>
        <table:table-row table:style-name="ro1">
          <table:table-cell office:value-type="float" office:value="0.647058823529" calcext:value-type="float">
            <text:p>0.6470588235</text:p>
          </table:table-cell>
          <table:table-cell office:value-type="float" office:value="0.09940634" calcext:value-type="float">
            <text:p>9.94E-02</text:p>
          </table:table-cell>
          <table:table-cell office:value-type="float" office:value="0.0007569" calcext:value-type="float">
            <text:p>7.57E-04</text:p>
          </table:table-cell>
          <table:table-cell office:value-type="float" office:value="0.08602305" calcext:value-type="float">
            <text:p>8.60E-02</text:p>
          </table:table-cell>
          <table:table-cell office:value-type="float" office:value="0.0007041" calcext:value-type="float">
            <text:p>7.04E-04</text:p>
          </table:table-cell>
          <table:table-cell office:value-type="float" office:value="0.1329452" calcext:value-type="float">
            <text:p>1.33E-01</text:p>
          </table:table-cell>
          <table:table-cell office:value-type="float" office:value="0.0008754" calcext:value-type="float">
            <text:p>8.75E-04</text:p>
          </table:table-cell>
          <table:table-cell office:value-type="float" office:value="0.146755" calcext:value-type="float">
            <text:p>1.47E-01</text:p>
          </table:table-cell>
          <table:table-cell office:value-type="float" office:value="0.0009197" calcext:value-type="float">
            <text:p>9.20E-04</text:p>
          </table:table-cell>
          <table:table-cell table:formula="of:=[.A54]/32" office:value-type="float" office:value="0.0202205882352813" calcext:value-type="float">
            <text:p>0.0202205882</text:p>
          </table:table-cell>
          <table:table-cell table:formula="of:=[.B54]+[.H54]-[.D54]-[.F54]" office:value-type="float" office:value="0.02719309" calcext:value-type="float">
            <text:p>0.02719309</text:p>
          </table:table-cell>
          <table:table-cell table:formula="of:=SQRT([.C54]^2+[.E54]^2+[.G54]^2+[.I54]^2)" office:value-type="float" office:value="0.00163732332482012" calcext:value-type="float">
            <text:p>0.0016373233</text:p>
          </table:table-cell>
        </table:table-row>
        <table:table-row table:style-name="ro1">
          <table:table-cell office:value-type="float" office:value="-0.411764705882" calcext:value-type="float">
            <text:p>-0.4117647059</text:p>
          </table:table-cell>
          <table:table-cell office:value-type="float" office:value="0.1717848" calcext:value-type="float">
            <text:p>1.72E-01</text:p>
          </table:table-cell>
          <table:table-cell office:value-type="float" office:value="0.001043" calcext:value-type="float">
            <text:p>1.04E-03</text:p>
          </table:table-cell>
          <table:table-cell office:value-type="float" office:value="0.1802152" calcext:value-type="float">
            <text:p>1.80E-01</text:p>
          </table:table-cell>
          <table:table-cell office:value-type="float" office:value="0.001068" calcext:value-type="float">
            <text:p>1.07E-03</text:p>
          </table:table-cell>
          <table:table-cell office:value-type="float" office:value="0.1833924" calcext:value-type="float">
            <text:p>1.83E-01</text:p>
          </table:table-cell>
          <table:table-cell office:value-type="float" office:value="0.001077" calcext:value-type="float">
            <text:p>1.08E-03</text:p>
          </table:table-cell>
          <table:table-cell office:value-type="float" office:value="0.1762342" calcext:value-type="float">
            <text:p>1.76E-01</text:p>
          </table:table-cell>
          <table:table-cell office:value-type="float" office:value="0.001056" calcext:value-type="float">
            <text:p>1.06E-03</text:p>
          </table:table-cell>
          <table:table-cell table:formula="of:=[.A55]/32" office:value-type="float" office:value="-0.0128676470588125" calcext:value-type="float">
            <text:p>-0.0128676471</text:p>
          </table:table-cell>
          <table:table-cell table:formula="of:=[.B55]+[.H55]-[.D55]-[.F55]" office:value-type="float" office:value="-0.0155886" calcext:value-type="float">
            <text:p>-0.0155886</text:p>
          </table:table-cell>
          <table:table-cell table:formula="of:=SQRT([.C55]^2+[.E55]^2+[.G55]^2+[.I55]^2)" office:value-type="float" office:value="0.00212215409431078" calcext:value-type="float">
            <text:p>0.0021221541</text:p>
          </table:table-cell>
        </table:table-row>
        <table:table-row table:style-name="ro1">
          <table:table-cell office:value-type="float" office:value="0.294117647059" calcext:value-type="float">
            <text:p>0.2941176471</text:p>
          </table:table-cell>
          <table:table-cell office:value-type="float" office:value="0.1580447" calcext:value-type="float">
            <text:p>1.58E-01</text:p>
          </table:table-cell>
          <table:table-cell office:value-type="float" office:value="0.001005" calcext:value-type="float">
            <text:p>1.01E-03</text:p>
          </table:table-cell>
          <table:table-cell office:value-type="float" office:value="0.1510096" calcext:value-type="float">
            <text:p>1.51E-01</text:p>
          </table:table-cell>
          <table:table-cell office:value-type="float" office:value="0.0009823" calcext:value-type="float">
            <text:p>9.82E-04</text:p>
          </table:table-cell>
          <table:table-cell office:value-type="float" office:value="0.1991949" calcext:value-type="float">
            <text:p>1.99E-01</text:p>
          </table:table-cell>
          <table:table-cell office:value-type="float" office:value="0.001128" calcext:value-type="float">
            <text:p>1.13E-03</text:p>
          </table:table-cell>
          <table:table-cell office:value-type="float" office:value="0.2048243" calcext:value-type="float">
            <text:p>2.05E-01</text:p>
          </table:table-cell>
          <table:table-cell office:value-type="float" office:value="0.001144" calcext:value-type="float">
            <text:p>1.14E-03</text:p>
          </table:table-cell>
          <table:table-cell table:formula="of:=[.A56]/32" office:value-type="float" office:value="0.00919117647059375" calcext:value-type="float">
            <text:p>0.0091911765</text:p>
          </table:table-cell>
          <table:table-cell table:formula="of:=[.B56]+[.H56]-[.D56]-[.F56]" office:value-type="float" office:value="0.0126645" calcext:value-type="float">
            <text:p>0.0126645</text:p>
          </table:table-cell>
          <table:table-cell table:formula="of:=SQRT([.C56]^2+[.E56]^2+[.G56]^2+[.I56]^2)" office:value-type="float" office:value="0.00213449251345607" calcext:value-type="float">
            <text:p>0.0021344925</text:p>
          </table:table-cell>
        </table:table-row>
        <table:table-row table:style-name="ro1">
          <table:table-cell office:value-type="float" office:value="-0.647058823529" calcext:value-type="float">
            <text:p>-0.6470588235</text:p>
          </table:table-cell>
          <table:table-cell office:value-type="float" office:value="0.1289593" calcext:value-type="float">
            <text:p>1.29E-01</text:p>
          </table:table-cell>
          <table:table-cell office:value-type="float" office:value="0.0008659" calcext:value-type="float">
            <text:p>8.66E-04</text:p>
          </table:table-cell>
          <table:table-cell office:value-type="float" office:value="0.1402035" calcext:value-type="float">
            <text:p>1.40E-01</text:p>
          </table:table-cell>
          <table:table-cell office:value-type="float" office:value="0.0009028" calcext:value-type="float">
            <text:p>9.03E-04</text:p>
          </table:table-cell>
          <table:table-cell office:value-type="float" office:value="0.1380988" calcext:value-type="float">
            <text:p>1.38E-01</text:p>
          </table:table-cell>
          <table:table-cell office:value-type="float" office:value="0.000896" calcext:value-type="float">
            <text:p>8.96E-04</text:p>
          </table:table-cell>
          <table:table-cell office:value-type="float" office:value="0.1264942" calcext:value-type="float">
            <text:p>1.26E-01</text:p>
          </table:table-cell>
          <table:table-cell office:value-type="float" office:value="0.0008576" calcext:value-type="float">
            <text:p>8.58E-04</text:p>
          </table:table-cell>
          <table:table-cell table:formula="of:=[.A57]/32" office:value-type="float" office:value="-0.0202205882352813" calcext:value-type="float">
            <text:p>-0.0202205882</text:p>
          </table:table-cell>
          <table:table-cell table:formula="of:=[.B57]+[.H57]-[.D57]-[.F57]" office:value-type="float" office:value="-0.0228488" calcext:value-type="float">
            <text:p>-0.0228488</text:p>
          </table:table-cell>
          <table:table-cell table:formula="of:=SQRT([.C57]^2+[.E57]^2+[.G57]^2+[.I57]^2)" office:value-type="float" office:value="0.00176156873553092" calcext:value-type="float">
            <text:p>0.001761568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02160677" calcext:value-type="float">
            <text:p>2.16E-02</text:p>
          </table:table-cell>
          <table:table-cell office:value-type="float" office:value="0.0003023" calcext:value-type="float">
            <text:p>3.02E-04</text:p>
          </table:table-cell>
          <table:table-cell office:value-type="float" office:value="0.02164059" calcext:value-type="float">
            <text:p>2.16E-02</text:p>
          </table:table-cell>
          <table:table-cell office:value-type="float" office:value="0.0003025" calcext:value-type="float">
            <text:p>3.03E-04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.A58]/32" office:value-type="float" office:value="-0.03125" calcext:value-type="float">
            <text:p>-0.03125</text:p>
          </table:table-cell>
          <table:table-cell table:formula="of:=[.B58]+[.H58]-[.D58]-[.F58]" office:value-type="float" office:value="-0.04324736" calcext:value-type="float">
            <text:p>-0.04324736</text:p>
          </table:table-cell>
          <table:table-cell table:formula="of:=SQRT([.C58]^2+[.E58]^2+[.G58]^2+[.I58]^2)" office:value-type="float" office:value="0.000427658204644784" calcext:value-type="float">
            <text:p>0.0004276582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float" office:value="0.176470588235" calcext:value-type="float">
            <text:p>0.1764705882</text:p>
          </table:table-cell>
          <table:table-cell office:value-type="float" office:value="0.07897101" calcext:value-type="float">
            <text:p>7.90E-02</text:p>
          </table:table-cell>
          <table:table-cell office:value-type="float" office:value="0.0006177" calcext:value-type="float">
            <text:p>6.18E-04</text:p>
          </table:table-cell>
          <table:table-cell office:value-type="float" office:value="0.07724638" calcext:value-type="float">
            <text:p>7.72E-02</text:p>
          </table:table-cell>
          <table:table-cell office:value-type="float" office:value="0.0006109" calcext:value-type="float">
            <text:p>6.11E-04</text:p>
          </table:table-cell>
          <table:table-cell office:value-type="float" office:value="0.1758744" calcext:value-type="float">
            <text:p>1.76E-01</text:p>
          </table:table-cell>
          <table:table-cell office:value-type="float" office:value="0.0009218" calcext:value-type="float">
            <text:p>9.22E-04</text:p>
          </table:table-cell>
          <table:table-cell office:value-type="float" office:value="0.181029" calcext:value-type="float">
            <text:p>1.81E-01</text:p>
          </table:table-cell>
          <table:table-cell office:value-type="float" office:value="0.0009352" calcext:value-type="float">
            <text:p>9.35E-04</text:p>
          </table:table-cell>
          <table:table-cell table:formula="of:=[.A61]/32" office:value-type="float" office:value="0.00551470588234375" calcext:value-type="float">
            <text:p>0.0055147059</text:p>
          </table:table-cell>
          <table:table-cell table:formula="of:=[.B61]+[.H61]-[.D61]-[.F61]" office:value-type="float" office:value="0.00687922999999999" calcext:value-type="float">
            <text:p>0.00687923</text:p>
          </table:table-cell>
          <table:table-cell table:formula="of:=SQRT([.C61]^2+[.E61]^2+[.G61]^2+[.I61]^2)" office:value-type="float" office:value="0.0015745051222527" calcext:value-type="float">
            <text:p>0.0015745051</text:p>
          </table:table-cell>
        </table:table-row>
        <table:table-row table:style-name="ro1">
          <table:table-cell office:value-type="float" office:value="0.882352941176" calcext:value-type="float">
            <text:p>0.8823529412</text:p>
          </table:table-cell>
          <table:table-cell office:value-type="float" office:value="0.0235803" calcext:value-type="float">
            <text:p>2.36E-02</text:p>
          </table:table-cell>
          <table:table-cell office:value-type="float" office:value="0.0003178" calcext:value-type="float">
            <text:p>3.18E-04</text:p>
          </table:table-cell>
          <table:table-cell office:value-type="float" office:value="0.01362313" calcext:value-type="float">
            <text:p>1.36E-02</text:p>
          </table:table-cell>
          <table:table-cell office:value-type="float" office:value="0.0002415" calcext:value-type="float">
            <text:p>2.42E-04</text:p>
          </table:table-cell>
          <table:table-cell office:value-type="float" office:value="0.05211563" calcext:value-type="float">
            <text:p>5.21E-02</text:p>
          </table:table-cell>
          <table:table-cell office:value-type="float" office:value="0.0004724" calcext:value-type="float">
            <text:p>4.72E-04</text:p>
          </table:table-cell>
          <table:table-cell office:value-type="float" office:value="0.06256531" calcext:value-type="float">
            <text:p>6.26E-02</text:p>
          </table:table-cell>
          <table:table-cell office:value-type="float" office:value="0.0005176" calcext:value-type="float">
            <text:p>5.18E-04</text:p>
          </table:table-cell>
          <table:table-cell table:formula="of:=[.A62]/32" office:value-type="float" office:value="0.02757352941175" calcext:value-type="float">
            <text:p>0.0275735294</text:p>
          </table:table-cell>
          <table:table-cell table:formula="of:=[.B62]+[.H62]-[.D62]-[.F62]" office:value-type="float" office:value="0.02040685" calcext:value-type="float">
            <text:p>0.02040685</text:p>
          </table:table-cell>
          <table:table-cell table:formula="of:=SQRT([.C62]^2+[.E62]^2+[.G62]^2+[.I62]^2)" office:value-type="float" office:value="0.000806467984485435" calcext:value-type="float">
            <text:p>0.000806468</text:p>
          </table:table-cell>
        </table:table-row>
        <table:table-row table:style-name="ro1">
          <table:table-cell office:value-type="float" office:value="-0.294117647059" calcext:value-type="float">
            <text:p>-0.2941176471</text:p>
          </table:table-cell>
          <table:table-cell office:value-type="float" office:value="0.1179463" calcext:value-type="float">
            <text:p>1.18E-01</text:p>
          </table:table-cell>
          <table:table-cell office:value-type="float" office:value="0.0007585" calcext:value-type="float">
            <text:p>7.59E-04</text:p>
          </table:table-cell>
          <table:table-cell office:value-type="float" office:value="0.1166537" calcext:value-type="float">
            <text:p>1.17E-01</text:p>
          </table:table-cell>
          <table:table-cell office:value-type="float" office:value="0.0007543" calcext:value-type="float">
            <text:p>7.54E-04</text:p>
          </table:table-cell>
          <table:table-cell office:value-type="float" office:value="0.1472683" calcext:value-type="float">
            <text:p>1.47E-01</text:p>
          </table:table-cell>
          <table:table-cell office:value-type="float" office:value="0.0008476" calcext:value-type="float">
            <text:p>8.48E-04</text:p>
          </table:table-cell>
          <table:table-cell office:value-type="float" office:value="0.1497659" calcext:value-type="float">
            <text:p>1.50E-01</text:p>
          </table:table-cell>
          <table:table-cell office:value-type="float" office:value="0.0008547" calcext:value-type="float">
            <text:p>8.55E-04</text:p>
          </table:table-cell>
          <table:table-cell table:formula="of:=[.A63]/32" office:value-type="float" office:value="-0.00919117647059375" calcext:value-type="float">
            <text:p>-0.0091911765</text:p>
          </table:table-cell>
          <table:table-cell table:formula="of:=[.B63]+[.H63]-[.D63]-[.F63]" office:value-type="float" office:value="0.00379020000000002" calcext:value-type="float">
            <text:p>0.0037902</text:p>
          </table:table-cell>
          <table:table-cell table:formula="of:=SQRT([.C63]^2+[.E63]^2+[.G63]^2+[.I63]^2)" office:value-type="float" office:value="0.00161035045564622" calcext:value-type="float">
            <text:p>0.0016103505</text:p>
          </table:table-cell>
        </table:table-row>
        <table:table-row table:style-name="ro1">
          <table:table-cell office:value-type="float" office:value="-0.764705882353" calcext:value-type="float">
            <text:p>-0.7647058824</text:p>
          </table:table-cell>
          <table:table-cell office:value-type="float" office:value="0.08868889" calcext:value-type="float">
            <text:p>8.87E-02</text:p>
          </table:table-cell>
          <table:table-cell office:value-type="float" office:value="0.0006278" calcext:value-type="float">
            <text:p>6.28E-04</text:p>
          </table:table-cell>
          <table:table-cell office:value-type="float" office:value="0.0944" calcext:value-type="float">
            <text:p>9.44E-02</text:p>
          </table:table-cell>
          <table:table-cell office:value-type="float" office:value="0.0006477" calcext:value-type="float">
            <text:p>6.48E-04</text:p>
          </table:table-cell>
          <table:table-cell office:value-type="float" office:value="0.06957333" calcext:value-type="float">
            <text:p>6.96E-02</text:p>
          </table:table-cell>
          <table:table-cell office:value-type="float" office:value="0.0005561" calcext:value-type="float">
            <text:p>5.56E-04</text:p>
          </table:table-cell>
          <table:table-cell office:value-type="float" office:value="0.06367111" calcext:value-type="float">
            <text:p>6.37E-02</text:p>
          </table:table-cell>
          <table:table-cell office:value-type="float" office:value="0.000532" calcext:value-type="float">
            <text:p>5.32E-04</text:p>
          </table:table-cell>
          <table:table-cell table:formula="of:=[.A64]/32" office:value-type="float" office:value="-0.0238970588235312" calcext:value-type="float">
            <text:p>-0.0238970588</text:p>
          </table:table-cell>
          <table:table-cell table:formula="of:=[.B64]+[.H64]-[.D64]-[.F64]" office:value-type="float" office:value="-0.01161333" calcext:value-type="float">
            <text:p>-0.01161333</text:p>
          </table:table-cell>
          <table:table-cell table:formula="of:=SQRT([.C64]^2+[.E64]^2+[.G64]^2+[.I64]^2)" office:value-type="float" office:value="0.00118571469586912" calcext:value-type="float">
            <text:p>0.0011857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9186" calcext:value-type="float">
            <text:p>1.19E-02</text:p>
          </table:table-cell>
          <table:table-cell office:value-type="float" office:value="0.0002149" calcext:value-type="float">
            <text:p>2.15E-04</text:p>
          </table:table-cell>
          <table:table-cell table:number-columns-repeated="4" office:value-type="float" office:value="0" calcext:value-type="float">
            <text:p>0.00E+00</text:p>
          </table:table-cell>
          <table:table-cell office:value-type="float" office:value="0.0120969" calcext:value-type="float">
            <text:p>1.21E-02</text:p>
          </table:table-cell>
          <table:table-cell office:value-type="float" office:value="0.0002165" calcext:value-type="float">
            <text:p>2.17E-04</text:p>
          </table:table-cell>
          <table:table-cell table:formula="of:=[.A65]/32" office:value-type="float" office:value="0.03125" calcext:value-type="float">
            <text:p>0.03125</text:p>
          </table:table-cell>
          <table:table-cell table:formula="of:=[.B65]+[.H65]-[.D65]-[.F65]" office:value-type="float" office:value="0.0240155" calcext:value-type="float">
            <text:p>0.0240155</text:p>
          </table:table-cell>
          <table:table-cell table:formula="of:=SQRT([.C65]^2+[.E65]^2+[.G65]^2+[.I65]^2)" office:value-type="float" office:value="0.000305047963441817" calcext:value-type="float">
            <text:p>0.000305048</text:p>
          </table:table-cell>
        </table:table-row>
        <table:table-row table:style-name="ro1">
          <table:table-cell office:value-type="float" office:value="-0.176470588235" calcext:value-type="float">
            <text:p>-0.1764705882</text:p>
          </table:table-cell>
          <table:table-cell office:value-type="float" office:value="0.1083786" calcext:value-type="float">
            <text:p>1.08E-01</text:p>
          </table:table-cell>
          <table:table-cell office:value-type="float" office:value="0.0007253" calcext:value-type="float">
            <text:p>7.25E-04</text:p>
          </table:table-cell>
          <table:table-cell office:value-type="float" office:value="0.1078058" calcext:value-type="float">
            <text:p>1.08E-01</text:p>
          </table:table-cell>
          <table:table-cell office:value-type="float" office:value="0.0007234" calcext:value-type="float">
            <text:p>7.23E-04</text:p>
          </table:table-cell>
          <table:table-cell office:value-type="float" office:value="0.1607184" calcext:value-type="float">
            <text:p>1.61E-01</text:p>
          </table:table-cell>
          <table:table-cell office:value-type="float" office:value="0.0008833" calcext:value-type="float">
            <text:p>8.83E-04</text:p>
          </table:table-cell>
          <table:table-cell office:value-type="float" office:value="0.1618932" calcext:value-type="float">
            <text:p>1.62E-01</text:p>
          </table:table-cell>
          <table:table-cell office:value-type="float" office:value="0.0008865" calcext:value-type="float">
            <text:p>8.87E-04</text:p>
          </table:table-cell>
          <table:table-cell table:formula="of:=[.A66]/32" office:value-type="float" office:value="-0.00551470588234375" calcext:value-type="float">
            <text:p>-0.0055147059</text:p>
          </table:table-cell>
          <table:table-cell table:formula="of:=[.B66]+[.H66]-[.D66]-[.F66]" office:value-type="float" office:value="0.00174759999999999" calcext:value-type="float">
            <text:p>0.0017476</text:p>
          </table:table-cell>
          <table:table-cell table:formula="of:=SQRT([.C66]^2+[.E66]^2+[.G66]^2+[.I66]^2)" office:value-type="float" office:value="0.00161724110447391" calcext:value-type="float">
            <text:p>0.0016172411</text:p>
          </table:table-cell>
        </table:table-row>
        <table:table-row table:style-name="ro1">
          <table:table-cell office:value-type="float" office:value="-0.882352941176" calcext:value-type="float">
            <text:p>-0.8823529412</text:p>
          </table:table-cell>
          <table:table-cell office:value-type="float" office:value="0.05212574" calcext:value-type="float">
            <text:p>5.21E-02</text:p>
          </table:table-cell>
          <table:table-cell office:value-type="float" office:value="0.0004526" calcext:value-type="float">
            <text:p>4.53E-04</text:p>
          </table:table-cell>
          <table:table-cell office:value-type="float" office:value="0.05862868" calcext:value-type="float">
            <text:p>5.86E-02</text:p>
          </table:table-cell>
          <table:table-cell office:value-type="float" office:value="0.00048" calcext:value-type="float">
            <text:p>4.80E-04</text:p>
          </table:table-cell>
          <table:table-cell office:value-type="float" office:value="0.04320629" calcext:value-type="float">
            <text:p>4.32E-02</text:p>
          </table:table-cell>
          <table:table-cell office:value-type="float" office:value="0.000412" calcext:value-type="float">
            <text:p>4.12E-04</text:p>
          </table:table-cell>
          <table:table-cell office:value-type="float" office:value="0.0355167" calcext:value-type="float">
            <text:p>3.55E-02</text:p>
          </table:table-cell>
          <table:table-cell office:value-type="float" office:value="0.0003736" calcext:value-type="float">
            <text:p>3.74E-04</text:p>
          </table:table-cell>
          <table:table-cell table:formula="of:=[.A67]/32" office:value-type="float" office:value="-0.02757352941175" calcext:value-type="float">
            <text:p>-0.0275735294</text:p>
          </table:table-cell>
          <table:table-cell table:formula="of:=[.B67]+[.H67]-[.D67]-[.F67]" office:value-type="float" office:value="-0.01419253" calcext:value-type="float">
            <text:p>-0.01419253</text:p>
          </table:table-cell>
          <table:table-cell table:formula="of:=SQRT([.C67]^2+[.E67]^2+[.G67]^2+[.I67]^2)" office:value-type="float" office:value="0.000862883375665565" calcext:value-type="float">
            <text:p>0.0008628834</text:p>
          </table:table-cell>
        </table:table-row>
        <table:table-row table:style-name="ro1">
          <table:table-cell office:value-type="float" office:value="-0.0588235294118" calcext:value-type="float">
            <text:p>-0.0588235294</text:p>
          </table:table-cell>
          <table:table-cell office:value-type="float" office:value="0.1010073" calcext:value-type="float">
            <text:p>1.01E-01</text:p>
          </table:table-cell>
          <table:table-cell office:value-type="float" office:value="0.0006994" calcext:value-type="float">
            <text:p>6.99E-04</text:p>
          </table:table-cell>
          <table:table-cell office:value-type="float" office:value="0.09697337" calcext:value-type="float">
            <text:p>9.70E-02</text:p>
          </table:table-cell>
          <table:table-cell office:value-type="float" office:value="0.0006853" calcext:value-type="float">
            <text:p>6.85E-04</text:p>
          </table:table-cell>
          <table:table-cell office:value-type="float" office:value="0.1700969" calcext:value-type="float">
            <text:p>1.70E-01</text:p>
          </table:table-cell>
          <table:table-cell office:value-type="float" office:value="0.0009076" calcext:value-type="float">
            <text:p>9.08E-04</text:p>
          </table:table-cell>
          <table:table-cell office:value-type="float" office:value="0.1709879" calcext:value-type="float">
            <text:p>1.71E-01</text:p>
          </table:table-cell>
          <table:table-cell office:value-type="float" office:value="0.00091" calcext:value-type="float">
            <text:p>9.10E-04</text:p>
          </table:table-cell>
          <table:table-cell table:formula="of:=[.A68]/32" office:value-type="float" office:value="-0.00183823529411875" calcext:value-type="float">
            <text:p>-0.0018382353</text:p>
          </table:table-cell>
          <table:table-cell table:formula="of:=[.B68]+[.H68]-[.D68]-[.F68]" office:value-type="float" office:value="0.00492492999999999" calcext:value-type="float">
            <text:p>0.00492493</text:p>
          </table:table-cell>
          <table:table-cell table:formula="of:=SQRT([.C68]^2+[.E68]^2+[.G68]^2+[.I68]^2)" office:value-type="float" office:value="0.00161574571328535" calcext:value-type="float">
            <text:p>0.0016157457</text:p>
          </table:table-cell>
        </table:table-row>
        <table:table-row table:style-name="ro1">
          <table:table-cell office:value-type="float" office:value="0.0588235294118" calcext:value-type="float">
            <text:p>0.0588235294</text:p>
          </table:table-cell>
          <table:table-cell office:value-type="float" office:value="0.08946506" calcext:value-type="float">
            <text:p>8.95E-02</text:p>
          </table:table-cell>
          <table:table-cell office:value-type="float" office:value="0.0006566" calcext:value-type="float">
            <text:p>6.57E-04</text:p>
          </table:table-cell>
          <table:table-cell office:value-type="float" office:value="0.08564337" calcext:value-type="float">
            <text:p>8.56E-02</text:p>
          </table:table-cell>
          <table:table-cell office:value-type="float" office:value="0.0006424" calcext:value-type="float">
            <text:p>6.42E-04</text:p>
          </table:table-cell>
          <table:table-cell office:value-type="float" office:value="0.1746506" calcext:value-type="float">
            <text:p>1.75E-01</text:p>
          </table:table-cell>
          <table:table-cell office:value-type="float" office:value="0.0009174" calcext:value-type="float">
            <text:p>9.17E-04</text:p>
          </table:table-cell>
          <table:table-cell office:value-type="float" office:value="0.1791518" calcext:value-type="float">
            <text:p>1.79E-01</text:p>
          </table:table-cell>
          <table:table-cell office:value-type="float" office:value="0.0009292" calcext:value-type="float">
            <text:p>9.29E-04</text:p>
          </table:table-cell>
          <table:table-cell table:formula="of:=[.A69]/32" office:value-type="float" office:value="0.00183823529411875" calcext:value-type="float">
            <text:p>0.0018382353</text:p>
          </table:table-cell>
          <table:table-cell table:formula="of:=[.B69]+[.H69]-[.D69]-[.F69]" office:value-type="float" office:value="0.00832289" calcext:value-type="float">
            <text:p>0.00832289</text:p>
          </table:table-cell>
          <table:table-cell table:formula="of:=SQRT([.C69]^2+[.E69]^2+[.G69]^2+[.I69]^2)" office:value-type="float" office:value="0.00159650766362082" calcext:value-type="float">
            <text:p>0.0015965077</text:p>
          </table:table-cell>
        </table:table-row>
        <table:table-row table:style-name="ro1">
          <table:table-cell office:value-type="float" office:value="0.764705882353" calcext:value-type="float">
            <text:p>0.7647058824</text:p>
          </table:table-cell>
          <table:table-cell office:value-type="float" office:value="0.03373973" calcext:value-type="float">
            <text:p>3.37E-02</text:p>
          </table:table-cell>
          <table:table-cell office:value-type="float" office:value="0.0003925" calcext:value-type="float">
            <text:p>3.93E-04</text:p>
          </table:table-cell>
          <table:table-cell office:value-type="float" office:value="0.02555708" calcext:value-type="float">
            <text:p>2.56E-02</text:p>
          </table:table-cell>
          <table:table-cell office:value-type="float" office:value="0.0003416" calcext:value-type="float">
            <text:p>3.42E-04</text:p>
          </table:table-cell>
          <table:table-cell office:value-type="float" office:value="0.09267123" calcext:value-type="float">
            <text:p>9.27E-02</text:p>
          </table:table-cell>
          <table:table-cell office:value-type="float" office:value="0.0006505" calcext:value-type="float">
            <text:p>6.51E-04</text:p>
          </table:table-cell>
          <table:table-cell office:value-type="float" office:value="0.1017991" calcext:value-type="float">
            <text:p>1.02E-01</text:p>
          </table:table-cell>
          <table:table-cell office:value-type="float" office:value="0.0006818" calcext:value-type="float">
            <text:p>6.82E-04</text:p>
          </table:table-cell>
          <table:table-cell table:formula="of:=[.A70]/32" office:value-type="float" office:value="0.0238970588235312" calcext:value-type="float">
            <text:p>0.0238970588</text:p>
          </table:table-cell>
          <table:table-cell table:formula="of:=[.B70]+[.H70]-[.D70]-[.F70]" office:value-type="float" office:value="0.01731052" calcext:value-type="float">
            <text:p>0.01731052</text:p>
          </table:table-cell>
          <table:table-cell table:formula="of:=SQRT([.C70]^2+[.E70]^2+[.G70]^2+[.I70]^2)" office:value-type="float" office:value="0.00107645171744951" calcext:value-type="float">
            <text:p>0.0010764517</text:p>
          </table:table-cell>
        </table:table-row>
        <table:table-row table:style-name="ro1">
          <table:table-cell office:value-type="float" office:value="0.411764705882" calcext:value-type="float">
            <text:p>0.4117647059</text:p>
          </table:table-cell>
          <table:table-cell office:value-type="float" office:value="0.06100726" calcext:value-type="float">
            <text:p>6.10E-02</text:p>
          </table:table-cell>
          <table:table-cell office:value-type="float" office:value="0.0005435" calcext:value-type="float">
            <text:p>5.44E-04</text:p>
          </table:table-cell>
          <table:table-cell office:value-type="float" office:value="0.05516223" calcext:value-type="float">
            <text:p>5.52E-02</text:p>
          </table:table-cell>
          <table:table-cell office:value-type="float" office:value="0.0005168" calcext:value-type="float">
            <text:p>5.17E-04</text:p>
          </table:table-cell>
          <table:table-cell office:value-type="float" office:value="0.1630847" calcext:value-type="float">
            <text:p>1.63E-01</text:p>
          </table:table-cell>
          <table:table-cell office:value-type="float" office:value="0.0008887" calcext:value-type="float">
            <text:p>8.89E-04</text:p>
          </table:table-cell>
          <table:table-cell office:value-type="float" office:value="0.1681308" calcext:value-type="float">
            <text:p>1.68E-01</text:p>
          </table:table-cell>
          <table:table-cell office:value-type="float" office:value="0.0009023" calcext:value-type="float">
            <text:p>9.02E-04</text:p>
          </table:table-cell>
          <table:table-cell table:formula="of:=[.A71]/32" office:value-type="float" office:value="0.0128676470588125" calcext:value-type="float">
            <text:p>0.0128676471</text:p>
          </table:table-cell>
          <table:table-cell table:formula="of:=[.B71]+[.H71]-[.D71]-[.F71]" office:value-type="float" office:value="0.01089113" calcext:value-type="float">
            <text:p>0.01089113</text:p>
          </table:table-cell>
          <table:table-cell table:formula="of:=SQRT([.C71]^2+[.E71]^2+[.G71]^2+[.I71]^2)" office:value-type="float" office:value="0.00147187209702474" calcext:value-type="float">
            <text:p>0.0014718721</text:p>
          </table:table-cell>
        </table:table-row>
        <table:table-row table:style-name="ro1">
          <table:table-cell office:value-type="float" office:value="0.529411764706" calcext:value-type="float">
            <text:p>0.5294117647</text:p>
          </table:table-cell>
          <table:table-cell office:value-type="float" office:value="0.05281446" calcext:value-type="float">
            <text:p>5.28E-02</text:p>
          </table:table-cell>
          <table:table-cell office:value-type="float" office:value="0.0005045" calcext:value-type="float">
            <text:p>5.05E-04</text:p>
          </table:table-cell>
          <table:table-cell office:value-type="float" office:value="0.04596627" calcext:value-type="float">
            <text:p>4.60E-02</text:p>
          </table:table-cell>
          <table:table-cell office:value-type="float" office:value="0.0004707" calcext:value-type="float">
            <text:p>4.71E-04</text:p>
          </table:table-cell>
          <table:table-cell office:value-type="float" office:value="0.1474651" calcext:value-type="float">
            <text:p>1.47E-01</text:p>
          </table:table-cell>
          <table:table-cell office:value-type="float" office:value="0.000843" calcext:value-type="float">
            <text:p>8.43E-04</text:p>
          </table:table-cell>
          <table:table-cell office:value-type="float" office:value="0.1530265" calcext:value-type="float">
            <text:p>1.53E-01</text:p>
          </table:table-cell>
          <table:table-cell office:value-type="float" office:value="0.0008588" calcext:value-type="float">
            <text:p>8.59E-04</text:p>
          </table:table-cell>
          <table:table-cell table:formula="of:=[.A72]/32" office:value-type="float" office:value="0.0165441176470625" calcext:value-type="float">
            <text:p>0.0165441176</text:p>
          </table:table-cell>
          <table:table-cell table:formula="of:=[.B72]+[.H72]-[.D72]-[.F72]" office:value-type="float" office:value="0.01240959" calcext:value-type="float">
            <text:p>0.01240959</text:p>
          </table:table-cell>
          <table:table-cell table:formula="of:=SQRT([.C72]^2+[.E72]^2+[.G72]^2+[.I72]^2)" office:value-type="float" office:value="0.0013871788565286" calcext:value-type="float">
            <text:p>0.0013871789</text:p>
          </table:table-cell>
        </table:table-row>
        <table:table-row table:style-name="ro1">
          <table:table-cell office:value-type="float" office:value="-0.529411764706" calcext:value-type="float">
            <text:p>-0.5294117647</text:p>
          </table:table-cell>
          <table:table-cell office:value-type="float" office:value="0.1222457" calcext:value-type="float">
            <text:p>1.22E-01</text:p>
          </table:table-cell>
          <table:table-cell office:value-type="float" office:value="0.0007751" calcext:value-type="float">
            <text:p>7.75E-04</text:p>
          </table:table-cell>
          <table:table-cell office:value-type="float" office:value="0.1251499" calcext:value-type="float">
            <text:p>1.25E-01</text:p>
          </table:table-cell>
          <table:table-cell office:value-type="float" office:value="0.0007842" calcext:value-type="float">
            <text:p>7.84E-04</text:p>
          </table:table-cell>
          <table:table-cell office:value-type="float" office:value="0.1141818" calcext:value-type="float">
            <text:p>1.14E-01</text:p>
          </table:table-cell>
          <table:table-cell office:value-type="float" office:value="0.0007491" calcext:value-type="float">
            <text:p>7.49E-04</text:p>
          </table:table-cell>
          <table:table-cell office:value-type="float" office:value="0.1110713" calcext:value-type="float">
            <text:p>1.11E-01</text:p>
          </table:table-cell>
          <table:table-cell office:value-type="float" office:value="0.0007388" calcext:value-type="float">
            <text:p>7.39E-04</text:p>
          </table:table-cell>
          <table:table-cell table:formula="of:=[.A73]/32" office:value-type="float" office:value="-0.0165441176470625" calcext:value-type="float">
            <text:p>-0.0165441176</text:p>
          </table:table-cell>
          <table:table-cell table:formula="of:=[.B73]+[.H73]-[.D73]-[.F73]" office:value-type="float" office:value="-0.00601470000000001" calcext:value-type="float">
            <text:p>-0.0060147</text:p>
          </table:table-cell>
          <table:table-cell table:formula="of:=SQRT([.C73]^2+[.E73]^2+[.G73]^2+[.I73]^2)" office:value-type="float" office:value="0.00152404917899653" calcext:value-type="float">
            <text:p>0.0015240492</text:p>
          </table:table-cell>
        </table:table-row>
        <table:table-row table:style-name="ro1">
          <table:table-cell office:value-type="float" office:value="0.647058823529" calcext:value-type="float">
            <text:p>0.6470588235</text:p>
          </table:table-cell>
          <table:table-cell office:value-type="float" office:value="0.04409906" calcext:value-type="float">
            <text:p>4.41E-02</text:p>
          </table:table-cell>
          <table:table-cell office:value-type="float" office:value="0.0004561" calcext:value-type="float">
            <text:p>4.56E-04</text:p>
          </table:table-cell>
          <table:table-cell office:value-type="float" office:value="0.03559434" calcext:value-type="float">
            <text:p>3.56E-02</text:p>
          </table:table-cell>
          <table:table-cell office:value-type="float" office:value="0.0004098" calcext:value-type="float">
            <text:p>4.10E-04</text:p>
          </table:table-cell>
          <table:table-cell office:value-type="float" office:value="0.1242217" calcext:value-type="float">
            <text:p>1.24E-01</text:p>
          </table:table-cell>
          <table:table-cell office:value-type="float" office:value="0.0007655" calcext:value-type="float">
            <text:p>7.66E-04</text:p>
          </table:table-cell>
          <table:table-cell office:value-type="float" office:value="0.1304528" calcext:value-type="float">
            <text:p>1.30E-01</text:p>
          </table:table-cell>
          <table:table-cell office:value-type="float" office:value="0.0007844" calcext:value-type="float">
            <text:p>7.84E-04</text:p>
          </table:table-cell>
          <table:table-cell table:formula="of:=[.A74]/32" office:value-type="float" office:value="0.0202205882352813" calcext:value-type="float">
            <text:p>0.0202205882</text:p>
          </table:table-cell>
          <table:table-cell table:formula="of:=[.B74]+[.H74]-[.D74]-[.F74]" office:value-type="float" office:value="0.01473582" calcext:value-type="float">
            <text:p>0.01473582</text:p>
          </table:table-cell>
          <table:table-cell table:formula="of:=SQRT([.C74]^2+[.E74]^2+[.G74]^2+[.I74]^2)" office:value-type="float" office:value="0.00125588090995922" calcext:value-type="float">
            <text:p>0.0012558809</text:p>
          </table:table-cell>
        </table:table-row>
        <table:table-row table:style-name="ro1">
          <table:table-cell office:value-type="float" office:value="-0.411764705882" calcext:value-type="float">
            <text:p>-0.4117647059</text:p>
          </table:table-cell>
          <table:table-cell office:value-type="float" office:value="0.1239853" calcext:value-type="float">
            <text:p>1.24E-01</text:p>
          </table:table-cell>
          <table:table-cell office:value-type="float" office:value="0.0007806" calcext:value-type="float">
            <text:p>7.81E-04</text:p>
          </table:table-cell>
          <table:table-cell office:value-type="float" office:value="0.1236167" calcext:value-type="float">
            <text:p>1.24E-01</text:p>
          </table:table-cell>
          <table:table-cell office:value-type="float" office:value="0.0007794" calcext:value-type="float">
            <text:p>7.79E-04</text:p>
          </table:table-cell>
          <table:table-cell office:value-type="float" office:value="0.1318624" calcext:value-type="float">
            <text:p>1.32E-01</text:p>
          </table:table-cell>
          <table:table-cell office:value-type="float" office:value="0.000805" calcext:value-type="float">
            <text:p>8.05E-04</text:p>
          </table:table-cell>
          <table:table-cell office:value-type="float" office:value="0.1309877" calcext:value-type="float">
            <text:p>1.31E-01</text:p>
          </table:table-cell>
          <table:table-cell office:value-type="float" office:value="0.0008023" calcext:value-type="float">
            <text:p>8.02E-04</text:p>
          </table:table-cell>
          <table:table-cell table:formula="of:=[.A75]/32" office:value-type="float" office:value="-0.0128676470588125" calcext:value-type="float">
            <text:p>-0.0128676471</text:p>
          </table:table-cell>
          <table:table-cell table:formula="of:=[.B75]+[.H75]-[.D75]-[.F75]" office:value-type="float" office:value="-0.000506100000000037" calcext:value-type="float">
            <text:p>-0.0005061</text:p>
          </table:table-cell>
          <table:table-cell table:formula="of:=SQRT([.C75]^2+[.E75]^2+[.G75]^2+[.I75]^2)" office:value-type="float" office:value="0.00158382796098566" calcext:value-type="float">
            <text:p>0.001583828</text:p>
          </table:table-cell>
        </table:table-row>
        <table:table-row table:style-name="ro1">
          <table:table-cell office:value-type="float" office:value="0.294117647059" calcext:value-type="float">
            <text:p>0.2941176471</text:p>
          </table:table-cell>
          <table:table-cell office:value-type="float" office:value="0.06971913" calcext:value-type="float">
            <text:p>6.97E-02</text:p>
          </table:table-cell>
          <table:table-cell office:value-type="float" office:value="0.0005811" calcext:value-type="float">
            <text:p>5.81E-04</text:p>
          </table:table-cell>
          <table:table-cell office:value-type="float" office:value="0.06582082" calcext:value-type="float">
            <text:p>6.58E-02</text:p>
          </table:table-cell>
          <table:table-cell office:value-type="float" office:value="0.0005646" calcext:value-type="float">
            <text:p>5.65E-04</text:p>
          </table:table-cell>
          <table:table-cell office:value-type="float" office:value="0.1736271" calcext:value-type="float">
            <text:p>1.74E-01</text:p>
          </table:table-cell>
          <table:table-cell office:value-type="float" office:value="0.000917" calcext:value-type="float">
            <text:p>9.17E-04</text:p>
          </table:table-cell>
          <table:table-cell office:value-type="float" office:value="0.1752058" calcext:value-type="float">
            <text:p>1.75E-01</text:p>
          </table:table-cell>
          <table:table-cell office:value-type="float" office:value="0.0009211" calcext:value-type="float">
            <text:p>9.21E-04</text:p>
          </table:table-cell>
          <table:table-cell table:formula="of:=[.A76]/32" office:value-type="float" office:value="0.00919117647059375" calcext:value-type="float">
            <text:p>0.0091911765</text:p>
          </table:table-cell>
          <table:table-cell table:formula="of:=[.B76]+[.H76]-[.D76]-[.F76]" office:value-type="float" office:value="0.00547700999999998" calcext:value-type="float">
            <text:p>0.00547701</text:p>
          </table:table-cell>
          <table:table-cell table:formula="of:=SQRT([.C76]^2+[.E76]^2+[.G76]^2+[.I76]^2)" office:value-type="float" office:value="0.00153158890698516" calcext:value-type="float">
            <text:p>0.0015315889</text:p>
          </table:table-cell>
        </table:table-row>
        <table:table-row table:style-name="ro1">
          <table:table-cell office:value-type="float" office:value="-0.647058823529" calcext:value-type="float">
            <text:p>-0.6470588235</text:p>
          </table:table-cell>
          <table:table-cell office:value-type="float" office:value="0.1134048" calcext:value-type="float">
            <text:p>1.13E-01</text:p>
          </table:table-cell>
          <table:table-cell office:value-type="float" office:value="0.0007349" calcext:value-type="float">
            <text:p>7.35E-04</text:p>
          </table:table-cell>
          <table:table-cell office:value-type="float" office:value="0.1157286" calcext:value-type="float">
            <text:p>1.16E-01</text:p>
          </table:table-cell>
          <table:table-cell office:value-type="float" office:value="0.0007424" calcext:value-type="float">
            <text:p>7.42E-04</text:p>
          </table:table-cell>
          <table:table-cell office:value-type="float" office:value="0.09232381" calcext:value-type="float">
            <text:p>9.23E-02</text:p>
          </table:table-cell>
          <table:table-cell office:value-type="float" office:value="0.0006631" calcext:value-type="float">
            <text:p>6.63E-04</text:p>
          </table:table-cell>
          <table:table-cell office:value-type="float" office:value="0.08886667" calcext:value-type="float">
            <text:p>8.89E-02</text:p>
          </table:table-cell>
          <table:table-cell office:value-type="float" office:value="0.0006505" calcext:value-type="float">
            <text:p>6.51E-04</text:p>
          </table:table-cell>
          <table:table-cell table:formula="of:=[.A77]/32" office:value-type="float" office:value="-0.0202205882352813" calcext:value-type="float">
            <text:p>-0.0202205882</text:p>
          </table:table-cell>
          <table:table-cell table:formula="of:=[.B77]+[.H77]-[.D77]-[.F77]" office:value-type="float" office:value="-0.00578094000000001" calcext:value-type="float">
            <text:p>-0.00578094</text:p>
          </table:table-cell>
          <table:table-cell table:formula="of:=SQRT([.C77]^2+[.E77]^2+[.G77]^2+[.I77]^2)" office:value-type="float" office:value="0.00139788684449064" calcext:value-type="float">
            <text:p>0.001397886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.009675188" calcext:value-type="float">
            <text:p>9.68E-03</text:p>
          </table:table-cell>
          <table:table-cell office:value-type="float" office:value="0.0001706" calcext:value-type="float">
            <text:p>1.71E-04</text:p>
          </table:table-cell>
          <table:table-cell office:value-type="float" office:value="0.009618045" calcext:value-type="float">
            <text:p>9.62E-03</text:p>
          </table:table-cell>
          <table:table-cell office:value-type="float" office:value="0.0001701" calcext:value-type="float">
            <text:p>1.70E-04</text:p>
          </table:table-cell>
          <table:table-cell table:number-columns-repeated="2" office:value-type="float" office:value="0" calcext:value-type="float">
            <text:p>0.00E+00</text:p>
          </table:table-cell>
          <table:table-cell table:formula="of:=[.A78]/32" office:value-type="float" office:value="-0.03125" calcext:value-type="float">
            <text:p>-0.03125</text:p>
          </table:table-cell>
          <table:table-cell table:formula="of:=[.B78]+[.H78]-[.D78]-[.F78]" office:value-type="float" office:value="-0.019293233" calcext:value-type="float">
            <text:p>-0.019293233</text:p>
          </table:table-cell>
          <table:table-cell table:formula="of:=SQRT([.C78]^2+[.E78]^2+[.G78]^2+[.I78]^2)" office:value-type="float" office:value="0.000240911539781722" calcext:value-type="float">
            <text:p>0.0002409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7:12:25.666851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18:13:35.692873949</dc:date>
    <meta:editing-duration>PT2H22M2S</meta:editing-duration>
    <meta:editing-cycles>4</meta:editing-cycles>
    <meta:generator>LibreOffice/5.0.5.2$Linux_X86_64 LibreOffice_project/00m0$Build-2</meta:generator>
    <meta:document-statistic meta:table-count="1" meta:cell-count="8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data.L2:data.L19" chart:error-lower-range="data.L2:data.L1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data.L2:data.L19" chart:error-lower-range="data.L2:data.L19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data.L22:data.L39" chart:error-lower-range="data.L22:data.L39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L22:data.L39" chart:error-lower-range="data.L22:data.L39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data.L41:data.L58" chart:error-lower-range="data.L41:data.L58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ata.L41:data.L58" chart:error-lower-range="data.L41:data.L58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549cm" svg:height="23.641cm" xlink:href=".." xlink:type="simple" chart:class="chart:scatter" chart:style-name="ch1">
        <chart:legend chart:legend-position="end" svg:x="40.286cm" svg:y="11.023cm" style:legend-expansion="high" chart:style-name="ch2"/>
        <chart:plot-area chart:style-name="ch3" table:cell-range-address="data.J2:data.K19 data.K22:data.K39 data.K41:data.K58" svg:x="0.85cm" svg:y="0.472cm" svg:width="38.586cm" svg:height="22.697cm">
          <chartooo:coordinate-region svg:x="1.234cm" svg:y="0.671cm" svg:width="37.87cm" svg:height="22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K2:data.K19" chart:class="chart:scatter">
            <chart:domain table:cell-range-address="data.J2:data.J19"/>
            <chart:error-indicator chart:style-name="ch7" chart:dimension="y"/>
            <chart:data-point chart:repeated="18"/>
          </chart:series>
          <chart:series chart:style-name="ch8" chart:values-cell-range-address="data.K22:data.K39" chart:class="chart:scatter">
            <chart:domain table:cell-range-address="data.J22:data.J39"/>
            <chart:error-indicator chart:style-name="ch9" chart:dimension="y"/>
            <chart:data-point chart:repeated="18"/>
          </chart:series>
          <chart:series chart:style-name="ch10" chart:values-cell-range-address="data.K41:data.K58" chart:class="chart:scatter">
            <chart:domain table:cell-range-address="data.J41:data.J58"/>
            <chart:error-indicator chart:style-name="ch11" chart:dimension="y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588235294125">
                <text:p>0.095588235294125</text:p>
                <draw:g>
                  <svg:desc>data.J2:data.J19</svg:desc>
                </draw:g>
              </table:table-cell>
              <table:table-cell office:value-type="float" office:value="0.17188609">
                <text:p>0.17188609</text:p>
                <draw:g>
                  <svg:desc>data.K2:data.K19</svg:desc>
                </draw:g>
              </table:table-cell>
              <table:table-cell office:value-type="float" office:value="0.00102707258263474">
                <text:p>0.00102707258263474</text:p>
                <draw:g>
                  <svg:desc>data.L2:data.L19</svg:desc>
                </draw:g>
              </table:table-cell>
              <table:table-cell office:value-type="float" office:value="0.00102707258263474">
                <text:p>0.00102707258263474</text:p>
                <draw:g>
                  <svg:desc>data.L2:data.L19</svg:desc>
                </draw:g>
              </table:table-cell>
              <table:table-cell office:value-type="float" office:value="0.0110294117646875">
                <text:p>0.0110294117646875</text:p>
                <draw:g>
                  <svg:desc>data.J22:data.J39</svg:desc>
                </draw:g>
              </table:table-cell>
              <table:table-cell office:value-type="float" office:value="0.0193564000000001">
                <text:p>0.0193564000000001</text:p>
                <draw:g>
                  <svg:desc>data.K22:data.K39</svg:desc>
                </draw:g>
              </table:table-cell>
              <table:table-cell office:value-type="float" office:value="0.00205010146090383">
                <text:p>0.00205010146090383</text:p>
                <draw:g>
                  <svg:desc>data.L22:data.L39</svg:desc>
                </draw:g>
              </table:table-cell>
              <table:table-cell office:value-type="float" office:value="0.00205010146090383">
                <text:p>0.00205010146090383</text:p>
                <draw:g>
                  <svg:desc>data.L22:data.L39</svg:desc>
                </draw:g>
              </table:table-cell>
              <table:table-cell office:value-type="float" office:value="0.00551470588234375">
                <text:p>0.00551470588234375</text:p>
                <draw:g>
                  <svg:desc>data.J41:data.J58</svg:desc>
                </draw:g>
              </table:table-cell>
              <table:table-cell office:value-type="float" office:value="0.00798699999999999">
                <text:p>0.00798699999999999</text:p>
                <draw:g>
                  <svg:desc>data.K41:data.K58</svg:desc>
                </draw:g>
              </table:table-cell>
              <table:table-cell office:value-type="float" office:value="0.00222884521669855">
                <text:p>0.00222884521669855</text:p>
                <draw:g>
                  <svg:desc>data.L41:data.L58</svg:desc>
                </draw:g>
              </table:table-cell>
              <table:table-cell office:value-type="float" office:value="0.00222884521669855">
                <text:p>0.00222884521669855</text:p>
                <draw:g>
                  <svg:desc>data.L41:data.L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2058823529375">
                <text:p>-0.022058823529375</text:p>
              </table:table-cell>
              <table:table-cell office:value-type="float" office:value="-0.0397469">
                <text:p>-0.0397469</text:p>
              </table:table-cell>
              <table:table-cell office:value-type="float" office:value="0.00148575878594071">
                <text:p>0.00148575878594071</text:p>
              </table:table-cell>
              <table:table-cell office:value-type="float" office:value="0.00148575878594071">
                <text:p>0.00148575878594071</text:p>
              </table:table-cell>
              <table:table-cell office:value-type="float" office:value="0.0551470588235">
                <text:p>0.0551470588235</text:p>
              </table:table-cell>
              <table:table-cell office:value-type="float" office:value="0.10439058">
                <text:p>0.10439058</text:p>
              </table:table-cell>
              <table:table-cell office:value-type="float" office:value="0.00102248696324207">
                <text:p>0.00102248696324207</text:p>
              </table:table-cell>
              <table:table-cell office:value-type="float" office:value="0.00102248696324207">
                <text:p>0.00102248696324207</text:p>
              </table:table-cell>
              <table:table-cell office:value-type="float" office:value="0.02757352941175">
                <text:p>0.02757352941175</text:p>
              </table:table-cell>
              <table:table-cell office:value-type="float" office:value="0.03921827">
                <text:p>0.03921827</text:p>
              </table:table-cell>
              <table:table-cell office:value-type="float" office:value="0.00101982558312684">
                <text:p>0.00101982558312684</text:p>
              </table:table-cell>
              <table:table-cell office:value-type="float" office:value="0.00101982558312684">
                <text:p>0.00101982558312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6764705882375">
                <text:p>0.036764705882375</text:p>
              </table:table-cell>
              <table:table-cell office:value-type="float" office:value="0.0620135">
                <text:p>0.0620135</text:p>
              </table:table-cell>
              <table:table-cell office:value-type="float" office:value="0.00144279911976685">
                <text:p>0.00144279911976685</text:p>
              </table:table-cell>
              <table:table-cell office:value-type="float" office:value="0.00144279911976685">
                <text:p>0.00144279911976685</text:p>
              </table:table-cell>
              <table:table-cell office:value-type="float" office:value="-0.0183823529411875">
                <text:p>-0.0183823529411875</text:p>
              </table:table-cell>
              <table:table-cell office:value-type="float" office:value="-0.0348196">
                <text:p>-0.0348196</text:p>
              </table:table-cell>
              <table:table-cell office:value-type="float" office:value="0.00198219856977045">
                <text:p>0.00198219856977045</text:p>
              </table:table-cell>
              <table:table-cell office:value-type="float" office:value="0.00198219856977045">
                <text:p>0.00198219856977045</text:p>
              </table:table-cell>
              <table:table-cell office:value-type="float" office:value="-0.00919117647059375">
                <text:p>-0.00919117647059375</text:p>
              </table:table-cell>
              <table:table-cell office:value-type="float" office:value="-0.0105566">
                <text:p>-0.0105566</text:p>
              </table:table-cell>
              <table:table-cell office:value-type="float" office:value="0.00222173828341684">
                <text:p>0.00222173828341684</text:p>
              </table:table-cell>
              <table:table-cell office:value-type="float" office:value="0.00222173828341684">
                <text:p>0.00222173828341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147058823525">
                <text:p>-0.05147058823525</text:p>
              </table:table-cell>
              <table:table-cell office:value-type="float" office:value="-0.0918475">
                <text:p>-0.0918475</text:p>
              </table:table-cell>
              <table:table-cell office:value-type="float" office:value="0.001376127603095">
                <text:p>0.001376127603095</text:p>
              </table:table-cell>
              <table:table-cell office:value-type="float" office:value="0.001376127603095">
                <text:p>0.001376127603095</text:p>
              </table:table-cell>
              <table:table-cell office:value-type="float" office:value="-0.0477941176470625">
                <text:p>-0.0477941176470625</text:p>
              </table:table-cell>
              <table:table-cell office:value-type="float" office:value="-0.08865709">
                <text:p>-0.08865709</text:p>
              </table:table-cell>
              <table:table-cell office:value-type="float" office:value="0.00131814628550855">
                <text:p>0.00131814628550855</text:p>
              </table:table-cell>
              <table:table-cell office:value-type="float" office:value="0.00131814628550855">
                <text:p>0.00131814628550855</text:p>
              </table:table-cell>
              <table:table-cell office:value-type="float" office:value="-0.0238970588235312">
                <text:p>-0.0238970588235312</text:p>
              </table:table-cell>
              <table:table-cell office:value-type="float" office:value="-0.03267024">
                <text:p>-0.03267024</text:p>
              </table:table-cell>
              <table:table-cell office:value-type="float" office:value="0.00148214766470821">
                <text:p>0.00148214766470821</text:p>
              </table:table-cell>
              <table:table-cell office:value-type="float" office:value="0.00148214766470821">
                <text:p>0.00148214766470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7352941176475">
                <text:p>-0.007352941176475</text:p>
              </table:table-cell>
              <table:table-cell office:value-type="float" office:value="-0.0132231999999999">
                <text:p>-0.0132231999999999</text:p>
              </table:table-cell>
              <table:table-cell office:value-type="float" office:value="0.00150813321029676">
                <text:p>0.00150813321029676</text:p>
              </table:table-cell>
              <table:table-cell office:value-type="float" office:value="0.00150813321029676">
                <text:p>0.00150813321029676</text:p>
              </table:table-cell>
              <table:table-cell office:value-type="float" office:value="0.0625">
                <text:p>0.0625</text:p>
              </table:table-cell>
              <table:table-cell office:value-type="float" office:value="0.11757927">
                <text:p>0.11757927</text:p>
              </table:table-cell>
              <table:table-cell office:value-type="float" office:value="0.000598707416022217">
                <text:p>0.000598707416022217</text:p>
              </table:table-cell>
              <table:table-cell office:value-type="float" office:value="0.000598707416022217">
                <text:p>0.000598707416022217</text:p>
              </table:table-cell>
              <table:table-cell office:value-type="float" office:value="0.03125">
                <text:p>0.03125</text:p>
              </table:table-cell>
              <table:table-cell office:value-type="float" office:value="0.04424885">
                <text:p>0.04424885</text:p>
              </table:table-cell>
              <table:table-cell office:value-type="float" office:value="0.000451558390465729">
                <text:p>0.000451558390465729</text:p>
              </table:table-cell>
              <table:table-cell office:value-type="float" office:value="0.000451558390465729">
                <text:p>0.000451558390465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17647058825">
                <text:p>0.06617647058825</text:p>
              </table:table-cell>
              <table:table-cell office:value-type="float" office:value="0.1197547">
                <text:p>0.1197547</text:p>
              </table:table-cell>
              <table:table-cell office:value-type="float" office:value="0.00128673917714508">
                <text:p>0.00128673917714508</text:p>
              </table:table-cell>
              <table:table-cell office:value-type="float" office:value="0.00128673917714508">
                <text:p>0.00128673917714508</text:p>
              </table:table-cell>
              <table:table-cell office:value-type="float" office:value="-0.0110294117646875">
                <text:p>-0.0110294117646875</text:p>
              </table:table-cell>
              <table:table-cell office:value-type="float" office:value="-0.0203448">
                <text:p>-0.0203448</text:p>
              </table:table-cell>
              <table:table-cell office:value-type="float" office:value="0.00204661647604039">
                <text:p>0.00204661647604039</text:p>
              </table:table-cell>
              <table:table-cell office:value-type="float" office:value="0.00204661647604039">
                <text:p>0.00204661647604039</text:p>
              </table:table-cell>
              <table:table-cell office:value-type="float" office:value="-0.00551470588234375">
                <text:p>-0.00551470588234375</text:p>
              </table:table-cell>
              <table:table-cell office:value-type="float" office:value="-0.00377710000000003">
                <text:p>-0.00377710000000003</text:p>
              </table:table-cell>
              <table:table-cell office:value-type="float" office:value="0.0022775328757232">
                <text:p>0.0022775328757232</text:p>
              </table:table-cell>
              <table:table-cell office:value-type="float" office:value="0.0022775328757232">
                <text:p>0.0022775328757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80882352941125">
                <text:p>-0.080882352941125</text:p>
              </table:table-cell>
              <table:table-cell office:value-type="float" office:value="-0.1441157">
                <text:p>-0.1441157</text:p>
              </table:table-cell>
              <table:table-cell office:value-type="float" office:value="0.0011694417343331">
                <text:p>0.0011694417343331</text:p>
              </table:table-cell>
              <table:table-cell office:value-type="float" office:value="0.0011694417343331">
                <text:p>0.0011694417343331</text:p>
              </table:table-cell>
              <table:table-cell office:value-type="float" office:value="-0.0551470588235">
                <text:p>-0.0551470588235</text:p>
              </table:table-cell>
              <table:table-cell office:value-type="float" office:value="-0.10402663">
                <text:p>-0.10402663</text:p>
              </table:table-cell>
              <table:table-cell office:value-type="float" office:value="0.00102119321384349">
                <text:p>0.00102119321384349</text:p>
              </table:table-cell>
              <table:table-cell office:value-type="float" office:value="0.00102119321384349">
                <text:p>0.00102119321384349</text:p>
              </table:table-cell>
              <table:table-cell office:value-type="float" office:value="-0.02757352941175">
                <text:p>-0.02757352941175</text:p>
              </table:table-cell>
              <table:table-cell office:value-type="float" office:value="-0.03733007">
                <text:p>-0.03733007</text:p>
              </table:table-cell>
              <table:table-cell office:value-type="float" office:value="0.00109070905836525">
                <text:p>0.00109070905836525</text:p>
              </table:table-cell>
              <table:table-cell office:value-type="float" office:value="0.00109070905836525">
                <text:p>0.0010907090583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352941176475">
                <text:p>0.007352941176475</text:p>
              </table:table-cell>
              <table:table-cell office:value-type="float" office:value="0.0136926">
                <text:p>0.0136926</text:p>
              </table:table-cell>
              <table:table-cell office:value-type="float" office:value="0.00150738691449807">
                <text:p>0.00150738691449807</text:p>
              </table:table-cell>
              <table:table-cell office:value-type="float" office:value="0.00150738691449807">
                <text:p>0.00150738691449807</text:p>
              </table:table-cell>
              <table:table-cell office:value-type="float" office:value="-0.0036764705882375">
                <text:p>-0.0036764705882375</text:p>
              </table:table-cell>
              <table:table-cell office:value-type="float" office:value="-0.00856960000000001">
                <text:p>-0.00856960000000001</text:p>
              </table:table-cell>
              <table:table-cell office:value-type="float" office:value="0.00208251842728942">
                <text:p>0.00208251842728942</text:p>
              </table:table-cell>
              <table:table-cell office:value-type="float" office:value="0.00208251842728942">
                <text:p>0.00208251842728942</text:p>
              </table:table-cell>
              <table:table-cell office:value-type="float" office:value="-0.00183823529411875">
                <text:p>-0.00183823529411875</text:p>
              </table:table-cell>
              <table:table-cell office:value-type="float" office:value="0.00256589999999995">
                <text:p>0.00256589999999995</text:p>
              </table:table-cell>
              <table:table-cell office:value-type="float" office:value="0.00229461739730178">
                <text:p>0.00229461739730178</text:p>
              </table:table-cell>
              <table:table-cell office:value-type="float" office:value="0.00229461739730178">
                <text:p>0.00229461739730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0.2224528">
                <text:p>0.2224528</text:p>
              </table:table-cell>
              <table:table-cell office:value-type="float" office:value="0.000612001838232533">
                <text:p>0.000612001838232533</text:p>
              </table:table-cell>
              <table:table-cell office:value-type="float" office:value="0.000612001838232533">
                <text:p>0.000612001838232533</text:p>
              </table:table-cell>
              <table:table-cell office:value-type="float" office:value="0.0036764705882375">
                <text:p>0.0036764705882375</text:p>
              </table:table-cell>
              <table:table-cell office:value-type="float" office:value="0.00454469999999998">
                <text:p>0.00454469999999998</text:p>
              </table:table-cell>
              <table:table-cell office:value-type="float" office:value="0.00208500647481009">
                <text:p>0.00208500647481009</text:p>
              </table:table-cell>
              <table:table-cell office:value-type="float" office:value="0.00208500647481009">
                <text:p>0.00208500647481009</text:p>
              </table:table-cell>
              <table:table-cell office:value-type="float" office:value="0.00183823529411875">
                <text:p>0.00183823529411875</text:p>
              </table:table-cell>
              <table:table-cell office:value-type="float" office:value="0.00253949999999997">
                <text:p>0.00253949999999997</text:p>
              </table:table-cell>
              <table:table-cell office:value-type="float" office:value="0.00228050586493436">
                <text:p>0.00228050586493436</text:p>
              </table:table-cell>
              <table:table-cell office:value-type="float" office:value="0.00228050586493436">
                <text:p>0.00228050586493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6764705882375">
                <text:p>-0.036764705882375</text:p>
              </table:table-cell>
              <table:table-cell office:value-type="float" office:value="-0.0635741">
                <text:p>-0.0635741</text:p>
              </table:table-cell>
              <table:table-cell office:value-type="float" office:value="0.00144248831884352">
                <text:p>0.00144248831884352</text:p>
              </table:table-cell>
              <table:table-cell office:value-type="float" office:value="0.00144248831884352">
                <text:p>0.00144248831884352</text:p>
              </table:table-cell>
              <table:table-cell office:value-type="float" office:value="0.0477941176470625">
                <text:p>0.0477941176470625</text:p>
              </table:table-cell>
              <table:table-cell office:value-type="float" office:value="0.08957639">
                <text:p>0.08957639</text:p>
              </table:table-cell>
              <table:table-cell office:value-type="float" office:value="0.00131741813407893">
                <text:p>0.00131741813407893</text:p>
              </table:table-cell>
              <table:table-cell office:value-type="float" office:value="0.00131741813407893">
                <text:p>0.00131741813407893</text:p>
              </table:table-cell>
              <table:table-cell office:value-type="float" office:value="0.0238970588235312">
                <text:p>0.0238970588235312</text:p>
              </table:table-cell>
              <table:table-cell office:value-type="float" office:value="0.03474662">
                <text:p>0.03474662</text:p>
              </table:table-cell>
              <table:table-cell office:value-type="float" office:value="0.00137081771581783">
                <text:p>0.00137081771581783</text:p>
              </table:table-cell>
              <table:table-cell office:value-type="float" office:value="0.00137081771581783">
                <text:p>0.00137081771581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147058823525">
                <text:p>0.05147058823525</text:p>
              </table:table-cell>
              <table:table-cell office:value-type="float" office:value="0.0921135">
                <text:p>0.0921135</text:p>
              </table:table-cell>
              <table:table-cell office:value-type="float" office:value="0.00137624415711748">
                <text:p>0.00137624415711748</text:p>
              </table:table-cell>
              <table:table-cell office:value-type="float" office:value="0.00137624415711748">
                <text:p>0.00137624415711748</text:p>
              </table:table-cell>
              <table:table-cell office:value-type="float" office:value="0.025735294117625">
                <text:p>0.025735294117625</text:p>
              </table:table-cell>
              <table:table-cell office:value-type="float" office:value="0.0515205999999999">
                <text:p>0.0515205999999999</text:p>
              </table:table-cell>
              <table:table-cell office:value-type="float" office:value="0.00187451243527484">
                <text:p>0.00187451243527484</text:p>
              </table:table-cell>
              <table:table-cell office:value-type="float" office:value="0.00187451243527484">
                <text:p>0.00187451243527484</text:p>
              </table:table-cell>
              <table:table-cell office:value-type="float" office:value="0.0128676470588125">
                <text:p>0.0128676470588125</text:p>
              </table:table-cell>
              <table:table-cell office:value-type="float" office:value="0.0199813">
                <text:p>0.0199813</text:p>
              </table:table-cell>
              <table:table-cell office:value-type="float" office:value="0.00201025433714244">
                <text:p>0.00201025433714244</text:p>
              </table:table-cell>
              <table:table-cell office:value-type="float" office:value="0.00201025433714244">
                <text:p>0.00201025433714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058823529375">
                <text:p>0.022058823529375</text:p>
              </table:table-cell>
              <table:table-cell office:value-type="float" office:value="0.0385906000000001">
                <text:p>0.0385906000000001</text:p>
              </table:table-cell>
              <table:table-cell office:value-type="float" office:value="0.0014864923410499">
                <text:p>0.0014864923410499</text:p>
              </table:table-cell>
              <table:table-cell office:value-type="float" office:value="0.0014864923410499">
                <text:p>0.0014864923410499</text:p>
              </table:table-cell>
              <table:table-cell office:value-type="float" office:value="0.033088235294125">
                <text:p>0.033088235294125</text:p>
              </table:table-cell>
              <table:table-cell office:value-type="float" office:value="0.0617888">
                <text:p>0.0617888</text:p>
              </table:table-cell>
              <table:table-cell office:value-type="float" office:value="0.00173191219465653">
                <text:p>0.00173191219465653</text:p>
              </table:table-cell>
              <table:table-cell office:value-type="float" office:value="0.00173191219465653">
                <text:p>0.00173191219465653</text:p>
              </table:table-cell>
              <table:table-cell office:value-type="float" office:value="0.0165441176470625">
                <text:p>0.0165441176470625</text:p>
              </table:table-cell>
              <table:table-cell office:value-type="float" office:value="0.0215422">
                <text:p>0.0215422</text:p>
              </table:table-cell>
              <table:table-cell office:value-type="float" office:value="0.00184800266774699">
                <text:p>0.00184800266774699</text:p>
              </table:table-cell>
              <table:table-cell office:value-type="float" office:value="0.00184800266774699">
                <text:p>0.00184800266774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294117647">
                <text:p>0.110294117647</text:p>
              </table:table-cell>
              <table:table-cell office:value-type="float" office:value="0.19587462">
                <text:p>0.19587462</text:p>
              </table:table-cell>
              <table:table-cell office:value-type="float" office:value="0.000847180458934223">
                <text:p>0.000847180458934223</text:p>
              </table:table-cell>
              <table:table-cell office:value-type="float" office:value="0.000847180458934223">
                <text:p>0.000847180458934223</text:p>
              </table:table-cell>
              <table:table-cell office:value-type="float" office:value="-0.033088235294125">
                <text:p>-0.033088235294125</text:p>
              </table:table-cell>
              <table:table-cell office:value-type="float" office:value="-0.061493">
                <text:p>-0.061493</text:p>
              </table:table-cell>
              <table:table-cell office:value-type="float" office:value="0.00173474567011997">
                <text:p>0.00173474567011997</text:p>
              </table:table-cell>
              <table:table-cell office:value-type="float" office:value="0.00173474567011997">
                <text:p>0.00173474567011997</text:p>
              </table:table-cell>
              <table:table-cell office:value-type="float" office:value="-0.0165441176470625">
                <text:p>-0.0165441176470625</text:p>
              </table:table-cell>
              <table:table-cell office:value-type="float" office:value="-0.0197126">
                <text:p>-0.0197126</text:p>
              </table:table-cell>
              <table:table-cell office:value-type="float" office:value="0.00197410478192015">
                <text:p>0.00197410478192015</text:p>
              </table:table-cell>
              <table:table-cell office:value-type="float" office:value="0.00197410478192015">
                <text:p>0.00197410478192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6617647058825">
                <text:p>-0.06617647058825</text:p>
              </table:table-cell>
              <table:table-cell office:value-type="float" office:value="-0.1163488">
                <text:p>-0.1163488</text:p>
              </table:table-cell>
              <table:table-cell office:value-type="float" office:value="0.00128672705341887">
                <text:p>0.00128672705341887</text:p>
              </table:table-cell>
              <table:table-cell office:value-type="float" office:value="0.00128672705341887">
                <text:p>0.00128672705341887</text:p>
              </table:table-cell>
              <table:table-cell office:value-type="float" office:value="0.0404411764705625">
                <text:p>0.0404411764705625</text:p>
              </table:table-cell>
              <table:table-cell office:value-type="float" office:value="0.0748419">
                <text:p>0.0748419</text:p>
              </table:table-cell>
              <table:table-cell office:value-type="float" office:value="0.00154854763568965">
                <text:p>0.00154854763568965</text:p>
              </table:table-cell>
              <table:table-cell office:value-type="float" office:value="0.00154854763568965">
                <text:p>0.00154854763568965</text:p>
              </table:table-cell>
              <table:table-cell office:value-type="float" office:value="0.0202205882352813">
                <text:p>0.0202205882352813</text:p>
              </table:table-cell>
              <table:table-cell office:value-type="float" office:value="0.02719309">
                <text:p>0.02719309</text:p>
              </table:table-cell>
              <table:table-cell office:value-type="float" office:value="0.00163732332482012">
                <text:p>0.00163732332482012</text:p>
              </table:table-cell>
              <table:table-cell office:value-type="float" office:value="0.00163732332482012">
                <text:p>0.00163732332482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0882352941125">
                <text:p>0.080882352941125</text:p>
              </table:table-cell>
              <table:table-cell office:value-type="float" office:value="0.1454396">
                <text:p>0.1454396</text:p>
              </table:table-cell>
              <table:table-cell office:value-type="float" office:value="0.00117162636108958">
                <text:p>0.00117162636108958</text:p>
              </table:table-cell>
              <table:table-cell office:value-type="float" office:value="0.00117162636108958">
                <text:p>0.00117162636108958</text:p>
              </table:table-cell>
              <table:table-cell office:value-type="float" office:value="-0.025735294117625">
                <text:p>-0.025735294117625</text:p>
              </table:table-cell>
              <table:table-cell office:value-type="float" office:value="-0.0468141">
                <text:p>-0.0468141</text:p>
              </table:table-cell>
              <table:table-cell office:value-type="float" office:value="0.00187581112588661">
                <text:p>0.00187581112588661</text:p>
              </table:table-cell>
              <table:table-cell office:value-type="float" office:value="0.00187581112588661">
                <text:p>0.00187581112588661</text:p>
              </table:table-cell>
              <table:table-cell office:value-type="float" office:value="-0.0128676470588125">
                <text:p>-0.0128676470588125</text:p>
              </table:table-cell>
              <table:table-cell office:value-type="float" office:value="-0.0155886">
                <text:p>-0.0155886</text:p>
              </table:table-cell>
              <table:table-cell office:value-type="float" office:value="0.00212215409431078">
                <text:p>0.00212215409431078</text:p>
              </table:table-cell>
              <table:table-cell office:value-type="float" office:value="0.00212215409431078">
                <text:p>0.00212215409431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5588235294125">
                <text:p>-0.095588235294125</text:p>
              </table:table-cell>
              <table:table-cell office:value-type="float" office:value="-0.16975866">
                <text:p>-0.16975866</text:p>
              </table:table-cell>
              <table:table-cell office:value-type="float" office:value="0.00102588245428022">
                <text:p>0.00102588245428022</text:p>
              </table:table-cell>
              <table:table-cell office:value-type="float" office:value="0.00102588245428022">
                <text:p>0.00102588245428022</text:p>
              </table:table-cell>
              <table:table-cell office:value-type="float" office:value="0.0183823529411875">
                <text:p>0.0183823529411875</text:p>
              </table:table-cell>
              <table:table-cell office:value-type="float" office:value="0.0334311">
                <text:p>0.0334311</text:p>
              </table:table-cell>
              <table:table-cell office:value-type="float" office:value="0.00198037684545139">
                <text:p>0.00198037684545139</text:p>
              </table:table-cell>
              <table:table-cell office:value-type="float" office:value="0.00198037684545139">
                <text:p>0.00198037684545139</text:p>
              </table:table-cell>
              <table:table-cell office:value-type="float" office:value="0.00919117647059375">
                <text:p>0.00919117647059375</text:p>
              </table:table-cell>
              <table:table-cell office:value-type="float" office:value="0.0126645">
                <text:p>0.0126645</text:p>
              </table:table-cell>
              <table:table-cell office:value-type="float" office:value="0.00213449251345607">
                <text:p>0.00213449251345607</text:p>
              </table:table-cell>
              <table:table-cell office:value-type="float" office:value="0.00213449251345607">
                <text:p>0.00213449251345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10294117647">
                <text:p>-0.110294117647</text:p>
              </table:table-cell>
              <table:table-cell office:value-type="float" office:value="-0.19662789">
                <text:p>-0.19662789</text:p>
              </table:table-cell>
              <table:table-cell office:value-type="float" office:value="0.000846673833303002">
                <text:p>0.000846673833303002</text:p>
              </table:table-cell>
              <table:table-cell office:value-type="float" office:value="0.000846673833303002">
                <text:p>0.000846673833303002</text:p>
              </table:table-cell>
              <table:table-cell office:value-type="float" office:value="-0.0404411764705625">
                <text:p>-0.0404411764705625</text:p>
              </table:table-cell>
              <table:table-cell office:value-type="float" office:value="-0.0752533000000001">
                <text:p>-0.0752533000000001</text:p>
              </table:table-cell>
              <table:table-cell office:value-type="float" office:value="0.00154992289163042">
                <text:p>0.00154992289163042</text:p>
              </table:table-cell>
              <table:table-cell office:value-type="float" office:value="0.00154992289163042">
                <text:p>0.00154992289163042</text:p>
              </table:table-cell>
              <table:table-cell office:value-type="float" office:value="-0.0202205882352813">
                <text:p>-0.0202205882352813</text:p>
              </table:table-cell>
              <table:table-cell office:value-type="float" office:value="-0.0228488">
                <text:p>-0.0228488</text:p>
              </table:table-cell>
              <table:table-cell office:value-type="float" office:value="0.00176156873553092">
                <text:p>0.00176156873553092</text:p>
              </table:table-cell>
              <table:table-cell office:value-type="float" office:value="0.00176156873553092">
                <text:p>0.001761568735530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5">
                <text:p>-0.125</text:p>
              </table:table-cell>
              <table:table-cell office:value-type="float" office:value="-0.2221263">
                <text:p>-0.2221263</text:p>
              </table:table-cell>
              <table:table-cell office:value-type="float" office:value="0.000611507268967426">
                <text:p>0.000611507268967426</text:p>
              </table:table-cell>
              <table:table-cell office:value-type="float" office:value="0.000611507268967426">
                <text:p>0.000611507268967426</text:p>
              </table:table-cell>
              <table:table-cell office:value-type="float" office:value="-0.0625">
                <text:p>-0.0625</text:p>
              </table:table-cell>
              <table:table-cell office:value-type="float" office:value="-0.11764634">
                <text:p>-0.11764634</text:p>
              </table:table-cell>
              <table:table-cell office:value-type="float" office:value="0.000598849238122584">
                <text:p>0.000598849238122584</text:p>
              </table:table-cell>
              <table:table-cell office:value-type="float" office:value="0.000598849238122584">
                <text:p>0.000598849238122584</text:p>
              </table:table-cell>
              <table:table-cell office:value-type="float" office:value="-0.03125">
                <text:p>-0.03125</text:p>
              </table:table-cell>
              <table:table-cell office:value-type="float" office:value="-0.04324736">
                <text:p>-0.04324736</text:p>
              </table:table-cell>
              <table:table-cell office:value-type="float" office:value="0.000427658204644784">
                <text:p>0.000427658204644784</text:p>
              </table:table-cell>
              <table:table-cell office:value-type="float" office:value="0.000427658204644784">
                <text:p>0.000427658204644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